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2486in" fo:text-indent="-0.0069in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left="0.2486in" fo:text-indent="-0.0069in">
        <style:tab-stops/>
      </style:paragraph-properties>
    </style:style>
    <style:style style:name="T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left="0.15in" fo:text-indent="0.2868in">
        <style:tab-stops/>
      </style:paragraph-properties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margin-bottom="0.034in" fo:margin-right="0.0819in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margin-left="1.6423in" fo:text-indent="-0.0069in">
        <style:tab-stops/>
      </style:paragraph-properties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margin-left="0.0152in">
        <style:tab-stops/>
      </style:paragraph-properties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margin-right="0.1868in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.1715in" fo:margin-left="0.2569in">
        <style:tab-stops/>
      </style:paragraph-properties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 fo:margin-bottom="0.0631in" fo:margin-left="0.2569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margin-left="0.075in" fo:text-indent="-0.0069in">
        <style:tab-stops/>
      </style:paragraph-properties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margin-bottom="0.0208in" fo:margin-left="0.0069in" fo:margin-right="0.2506in" fo:text-indent="-0.0069in">
        <style:tab-stops/>
      </style:paragraph-properties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margin-left="0.075in" fo:margin-right="0.0847in" fo:text-indent="-0.0069in">
        <style:tab-stops/>
      </style:paragraph-properties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left="0.0152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margin-bottom="0.2159in" fo:margin-left="0.0152in">
        <style:tab-stops/>
      </style:paragraph-properties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end" fo:margin-bottom="0.0208in" fo:margin-left="0.0069in" fo:margin-right="0.034in" fo:text-indent="-0.0069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end" fo:margin-bottom="0.218in" fo:margin-left="0.0069in" fo:margin-right="0.034in" fo:text-indent="-0.0069in">
        <style:tab-stops/>
      </style:paragraph-properties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end" fo:margin-bottom="2.1756in" fo:margin-left="0.0152in">
        <style:tab-stops/>
      </style:paragraph-properties>
      <style:text-properties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margin-left="0.0375in">
        <style:tab-stops/>
      </style:paragraph-properties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5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 fo:margin-left="0.0375in">
        <style:tab-stops/>
      </style:paragraph-properties>
      <style:text-properties fo:font-size="14pt" style:font-size-asian="14pt" style:font-size-complex="14pt" fo:language="ru" fo:country="RU"/>
    </style:style>
    <style:style style:name="P49" style:parent-style-name="Standard" style:family="paragraph">
      <style:paragraph-properties fo:text-align="center" fo:margin-left="0.0375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/>
    </style:style>
    <style:style style:name="T5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4" style:parent-style-name="Standard" style:family="paragraph">
      <style:paragraph-properties fo:background-color="#282C34"/>
    </style:style>
    <style:style style:name="T5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T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3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8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0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0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1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T1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9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3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3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3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3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3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38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4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42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4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4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4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48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15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5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58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5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6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63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7" style:parent-style-name="Standard" style:family="paragraph">
      <style:paragraph-properties fo:background-color="#282C34"/>
    </style:style>
    <style:style style:name="T18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8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91" style:parent-style-name="DefaultParagraphFont" style:family="text">
      <style:text-properties fo:font-size="14pt" style:font-size-asian="14pt" style:font-size-complex="14pt"/>
    </style:style>
    <style:style style:name="T19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9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95" style:parent-style-name="DefaultParagraphFont" style:family="text">
      <style:text-properties fo:font-size="14pt" style:font-size-asian="14pt" style:font-size-complex="14pt"/>
    </style:style>
    <style:style style:name="T196" style:parent-style-name="DefaultParagraphFont" style:family="text">
      <style:text-properties fo:font-size="14pt" style:font-size-asian="14pt" style:font-size-complex="14pt"/>
    </style:style>
    <style:style style:name="T19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9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9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0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02" style:parent-style-name="DefaultParagraphFont" style:family="text">
      <style:text-properties fo:font-size="14pt" style:font-size-asian="14pt" style:font-size-complex="14pt"/>
    </style:style>
    <style:style style:name="T2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0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06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08" style:parent-style-name="DefaultParagraphFont" style:family="text">
      <style:text-properties fo:font-size="14pt" style:font-size-asian="14pt" style:font-size-complex="14pt"/>
    </style:style>
    <style:style style:name="T2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1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11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1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1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2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17" style:parent-style-name="DefaultParagraphFont" style:family="text">
      <style:text-properties fo:font-size="14pt" style:font-size-asian="14pt" style:font-size-complex="14pt"/>
    </style:style>
    <style:style style:name="T218" style:parent-style-name="DefaultParagraphFont" style:family="text">
      <style:text-properties fo:font-size="14pt" style:font-size-asian="14pt" style:font-size-complex="14pt"/>
    </style:style>
    <style:style style:name="T21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2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2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2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2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2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T2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2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31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3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2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35" style:parent-style-name="DefaultParagraphFont" style:family="text">
      <style:text-properties fo:font-size="14pt" style:font-size-asian="14pt" style:font-size-complex="14pt"/>
    </style:style>
    <style:style style:name="T2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37" style:parent-style-name="DefaultParagraphFont" style:family="text">
      <style:text-properties fo:font-size="14pt" style:font-size-asian="14pt" style:font-size-complex="14pt"/>
    </style:style>
    <style:style style:name="T23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3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40" style:parent-style-name="DefaultParagraphFont" style:family="text">
      <style:text-properties fo:font-size="14pt" style:font-size-asian="14pt" style:font-size-complex="14pt"/>
    </style:style>
    <style:style style:name="T24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4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43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4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T24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4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4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49" style:parent-style-name="DefaultParagraphFont" style:family="text">
      <style:text-properties fo:font-size="14pt" style:font-size-asian="14pt" style:font-size-complex="14pt"/>
    </style:style>
    <style:style style:name="T25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51" style:parent-style-name="DefaultParagraphFont" style:family="text">
      <style:text-properties fo:font-size="14pt" style:font-size-asian="14pt" style:font-size-complex="14pt"/>
    </style:style>
    <style:style style:name="T25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5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54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5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5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6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62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6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64" style:parent-style-name="DefaultParagraphFont" style:family="text">
      <style:text-properties fo:font-size="14pt" style:font-size-asian="14pt" style:font-size-complex="14pt"/>
    </style:style>
    <style:style style:name="T26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6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6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69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7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71" style:parent-style-name="DefaultParagraphFont" style:family="text">
      <style:text-properties fo:font-size="14pt" style:font-size-asian="14pt" style:font-size-complex="14pt"/>
    </style:style>
    <style:style style:name="T2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73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75" style:parent-style-name="DefaultParagraphFont" style:family="text">
      <style:text-properties fo:font-size="14pt" style:font-size-asian="14pt" style:font-size-complex="14pt"/>
    </style:style>
    <style:style style:name="T2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77" style:parent-style-name="DefaultParagraphFont" style:family="text">
      <style:text-properties fo:font-size="14pt" style:font-size-asian="14pt" style:font-size-complex="14pt"/>
    </style:style>
    <style:style style:name="T2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79" style:parent-style-name="DefaultParagraphFont" style:family="text">
      <style:text-properties fo:font-size="14pt" style:font-size-asian="14pt" style:font-size-complex="14pt"/>
    </style:style>
    <style:style style:name="T28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81" style:parent-style-name="DefaultParagraphFont" style:family="text">
      <style:text-properties fo:font-size="14pt" style:font-size-asian="14pt" style:font-size-complex="14pt"/>
    </style:style>
    <style:style style:name="T28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8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284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86" style:parent-style-name="DefaultParagraphFont" style:family="text">
      <style:text-properties fo:font-size="14pt" style:font-size-asian="14pt" style:font-size-complex="14pt"/>
    </style:style>
    <style:style style:name="T28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8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8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9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29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9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29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94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29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96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29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29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2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0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3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02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3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04" style:parent-style-name="DefaultParagraphFont" style:family="text">
      <style:text-properties fo:font-size="14pt" style:font-size-asian="14pt" style:font-size-complex="14pt"/>
    </style:style>
    <style:style style:name="T3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0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07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30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09" style:parent-style-name="DefaultParagraphFont" style:family="text">
      <style:text-properties fo:font-size="14pt" style:font-size-asian="14pt" style:font-size-complex="14pt"/>
    </style:style>
    <style:style style:name="T31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11" style:parent-style-name="DefaultParagraphFont" style:family="text">
      <style:text-properties fo:font-size="14pt" style:font-size-asian="14pt" style:font-size-complex="14pt"/>
    </style:style>
    <style:style style:name="T3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13" style:parent-style-name="DefaultParagraphFont" style:family="text">
      <style:text-properties fo:font-size="14pt" style:font-size-asian="14pt" style:font-size-complex="14pt"/>
    </style:style>
    <style:style style:name="P314" style:parent-style-name="Standard" style:family="paragraph">
      <style:text-properties fo:font-size="14pt" style:font-size-asian="14pt" style:font-size-complex="14pt"/>
    </style:style>
    <style:style style:name="P315" style:parent-style-name="Standard" style:family="paragraph">
      <style:text-properties fo:font-size="14pt" style:font-size-asian="14pt" style:font-size-complex="14pt"/>
    </style:style>
    <style:style style:name="P316" style:parent-style-name="Standard" style:family="paragraph">
      <style:text-properties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text-properties fo:font-size="14pt" style:font-size-asian="14pt" style:font-size-complex="14pt"/>
    </style:style>
    <style:style style:name="P319" style:parent-style-name="Standard" style:family="paragraph">
      <style:text-properties fo:font-size="14pt" style:font-size-asian="14pt" style:font-size-complex="14pt"/>
    </style:style>
    <style:style style:name="P320" style:parent-style-name="Standard" style:family="paragraph">
      <style:text-properties fo:font-size="14pt" style:font-size-asian="14pt" style:font-size-complex="14pt"/>
    </style:style>
    <style:style style:name="P321" style:parent-style-name="Standard" style:family="paragraph">
      <style:text-properties fo:font-size="14pt" style:font-size-asian="14pt" style:font-size-complex="14pt"/>
    </style:style>
    <style:style style:name="P322" style:parent-style-name="Standard" style:family="paragraph">
      <style:text-properties fo:font-size="14pt" style:font-size-asian="14pt" style:font-size-complex="14pt"/>
    </style:style>
    <style:style style:name="P323" style:parent-style-name="Standard" style:family="paragraph">
      <style:text-properties fo:font-size="14pt" style:font-size-asian="14pt" style:font-size-complex="14pt"/>
    </style:style>
    <style:style style:name="P324" style:parent-style-name="Standard" style:family="paragraph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P326" style:parent-style-name="Standard" style:family="paragraph">
      <style:text-properties fo:font-size="14pt" style:font-size-asian="14pt" style:font-size-complex="14pt"/>
    </style:style>
    <style:style style:name="P327" style:parent-style-name="Standard" style:family="paragraph">
      <style:text-properties fo:font-size="14pt" style:font-size-asian="14pt" style:font-size-complex="14pt"/>
    </style:style>
    <style:style style:name="P3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0" style:parent-style-name="Standard" style:family="paragraph">
      <style:paragraph-properties fo:background-color="#282C34"/>
    </style:style>
    <style:style style:name="T33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32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3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34" style:parent-style-name="DefaultParagraphFont" style:family="text">
      <style:text-properties fo:font-size="14pt" style:font-size-asian="14pt" style:font-size-complex="14pt"/>
    </style:style>
    <style:style style:name="T33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3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3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38" style:parent-style-name="DefaultParagraphFont" style:family="text">
      <style:text-properties fo:font-size="14pt" style:font-size-asian="14pt" style:font-size-complex="14pt"/>
    </style:style>
    <style:style style:name="T33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4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42" style:parent-style-name="DefaultParagraphFont" style:family="text">
      <style:text-properties fo:font-size="14pt" style:font-size-asian="14pt" style:font-size-complex="14pt"/>
    </style:style>
    <style:style style:name="T34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4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46" style:parent-style-name="DefaultParagraphFont" style:family="text">
      <style:text-properties fo:font-size="14pt" style:font-size-asian="14pt" style:font-size-complex="14pt"/>
    </style:style>
    <style:style style:name="T34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4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T351" style:parent-style-name="DefaultParagraphFont" style:family="text">
      <style:text-properties fo:font-size="14pt" style:font-size-asian="14pt" style:font-size-complex="14pt"/>
    </style:style>
    <style:style style:name="T352" style:parent-style-name="DefaultParagraphFont" style:family="text">
      <style:text-properties fo:font-size="14pt" style:font-size-asian="14pt" style:font-size-complex="14pt"/>
    </style:style>
    <style:style style:name="T35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5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56" style:parent-style-name="DefaultParagraphFont" style:family="text">
      <style:text-properties fo:font-size="14pt" style:font-size-asian="14pt" style:font-size-complex="14pt"/>
    </style:style>
    <style:style style:name="T3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5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5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6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6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63" style:parent-style-name="DefaultParagraphFont" style:family="text">
      <style:text-properties fo:font-size="14pt" style:font-size-asian="14pt" style:font-size-complex="14pt"/>
    </style:style>
    <style:style style:name="T3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6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6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6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70" style:parent-style-name="DefaultParagraphFont" style:family="text">
      <style:text-properties fo:font-size="14pt" style:font-size-asian="14pt" style:font-size-complex="14pt"/>
    </style:style>
    <style:style style:name="T37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7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7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7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7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79" style:parent-style-name="DefaultParagraphFont" style:family="text">
      <style:text-properties fo:font-size="14pt" style:font-size-asian="14pt" style:font-size-complex="14pt"/>
    </style:style>
    <style:style style:name="T38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8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82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83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38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8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8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8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8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38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90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391" style:parent-style-name="DefaultParagraphFont" style:family="text">
      <style:text-properties fo:font-size="14pt" style:font-size-asian="14pt" style:font-size-complex="14pt"/>
    </style:style>
    <style:style style:name="T392" style:parent-style-name="DefaultParagraphFont" style:family="text">
      <style:text-properties fo:font-size="14pt" style:font-size-asian="14pt" style:font-size-complex="14pt"/>
    </style:style>
    <style:style style:name="T393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39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9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39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39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39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3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0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02" style:parent-style-name="DefaultParagraphFont" style:family="text">
      <style:text-properties fo:font-size="14pt" style:font-size-asian="14pt" style:font-size-complex="14pt"/>
    </style:style>
    <style:style style:name="T4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0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0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4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0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10" style:parent-style-name="DefaultParagraphFont" style:family="text">
      <style:text-properties fo:font-size="14pt" style:font-size-asian="14pt" style:font-size-complex="14pt"/>
    </style:style>
    <style:style style:name="T411" style:parent-style-name="DefaultParagraphFont" style:family="text">
      <style:text-properties fo:font-size="14pt" style:font-size-asian="14pt" style:font-size-complex="14pt"/>
    </style:style>
    <style:style style:name="T4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1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1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1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1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18" style:parent-style-name="DefaultParagraphFont" style:family="text">
      <style:text-properties fo:font-size="14pt" style:font-size-asian="14pt" style:font-size-complex="14pt"/>
    </style:style>
    <style:style style:name="T41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2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2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2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2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2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27" style:parent-style-name="DefaultParagraphFont" style:family="text">
      <style:text-properties fo:font-size="14pt" style:font-size-asian="14pt" style:font-size-complex="14pt"/>
    </style:style>
    <style:style style:name="T4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2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3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33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4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35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4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37" style:parent-style-name="DefaultParagraphFont" style:family="text">
      <style:text-properties fo:font-size="14pt" style:font-size-asian="14pt" style:font-size-complex="14pt"/>
    </style:style>
    <style:style style:name="T438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39" style:parent-style-name="DefaultParagraphFont" style:family="text">
      <style:text-properties fo:font-size="14pt" style:font-size-asian="14pt" style:font-size-complex="14pt"/>
    </style:style>
    <style:style style:name="T440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41" style:parent-style-name="DefaultParagraphFont" style:family="text">
      <style:text-properties fo:font-size="14pt" style:font-size-asian="14pt" style:font-size-complex="14pt"/>
    </style:style>
    <style:style style:name="T442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43" style:parent-style-name="DefaultParagraphFont" style:family="text">
      <style:text-properties fo:font-size="14pt" style:font-size-asian="14pt" style:font-size-complex="14pt"/>
    </style:style>
    <style:style style:name="T44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45" style:parent-style-name="DefaultParagraphFont" style:family="text">
      <style:text-properties fo:font-size="14pt" style:font-size-asian="14pt" style:font-size-complex="14pt"/>
    </style:style>
    <style:style style:name="T446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47" style:parent-style-name="DefaultParagraphFont" style:family="text">
      <style:text-properties fo:font-size="14pt" style:font-size-asian="14pt" style:font-size-complex="14pt"/>
    </style:style>
    <style:style style:name="T448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4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50" style:parent-style-name="DefaultParagraphFont" style:family="text">
      <style:text-properties fo:font-size="14pt" style:font-size-asian="14pt" style:font-size-complex="14pt"/>
    </style:style>
    <style:style style:name="T451" style:parent-style-name="DefaultParagraphFont" style:family="text">
      <style:text-properties fo:font-size="14pt" style:font-size-asian="14pt" style:font-size-complex="14pt"/>
    </style:style>
    <style:style style:name="T45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5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5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5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5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5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5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60" style:parent-style-name="DefaultParagraphFont" style:family="text">
      <style:text-properties fo:font-size="14pt" style:font-size-asian="14pt" style:font-size-complex="14pt"/>
    </style:style>
    <style:style style:name="T4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6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6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6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6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6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6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70" style:parent-style-name="DefaultParagraphFont" style:family="text">
      <style:text-properties fo:font-size="14pt" style:font-size-asian="14pt" style:font-size-complex="14pt"/>
    </style:style>
    <style:style style:name="T47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7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7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7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7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7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7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47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80" style:parent-style-name="DefaultParagraphFont" style:family="text">
      <style:text-properties fo:font-size="14pt" style:font-size-asian="14pt" style:font-size-complex="14pt"/>
    </style:style>
    <style:style style:name="T4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8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48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84" style:parent-style-name="DefaultParagraphFont" style:family="text">
      <style:text-properties fo:font-size="14pt" style:font-size-asian="14pt" style:font-size-complex="14pt"/>
    </style:style>
    <style:style style:name="T4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86" style:parent-style-name="DefaultParagraphFont" style:family="text">
      <style:text-properties fo:font-size="14pt" style:font-size-asian="14pt" style:font-size-complex="14pt"/>
    </style:style>
    <style:style style:name="T487" style:parent-style-name="DefaultParagraphFont" style:family="text">
      <style:text-properties fo:font-size="14pt" style:font-size-asian="14pt" style:font-size-complex="14pt"/>
    </style:style>
    <style:style style:name="T4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8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9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4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93" style:parent-style-name="DefaultParagraphFont" style:family="text">
      <style:text-properties fo:font-size="14pt" style:font-size-asian="14pt" style:font-size-complex="14pt"/>
    </style:style>
    <style:style style:name="T4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9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4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97" style:parent-style-name="DefaultParagraphFont" style:family="text">
      <style:text-properties fo:font-size="14pt" style:font-size-asian="14pt" style:font-size-complex="14pt"/>
    </style:style>
    <style:style style:name="T4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4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0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5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02" style:parent-style-name="DefaultParagraphFont" style:family="text">
      <style:text-properties fo:font-size="14pt" style:font-size-asian="14pt" style:font-size-complex="14pt"/>
    </style:style>
    <style:style style:name="T503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504" style:parent-style-name="DefaultParagraphFont" style:family="text">
      <style:text-properties fo:font-size="14pt" style:font-size-asian="14pt" style:font-size-complex="14pt"/>
    </style:style>
    <style:style style:name="T505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50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0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0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0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1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1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12" style:parent-style-name="DefaultParagraphFont" style:family="text">
      <style:text-properties fo:font-size="14pt" style:font-size-asian="14pt" style:font-size-complex="14pt"/>
    </style:style>
    <style:style style:name="T51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1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15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1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19" style:parent-style-name="DefaultParagraphFont" style:family="text">
      <style:text-properties fo:font-size="14pt" style:font-size-asian="14pt" style:font-size-complex="14pt"/>
    </style:style>
    <style:style style:name="T5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21" style:parent-style-name="DefaultParagraphFont" style:family="text">
      <style:text-properties fo:font-size="14pt" style:font-size-asian="14pt" style:font-size-complex="14pt"/>
    </style:style>
    <style:style style:name="T5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23" style:parent-style-name="DefaultParagraphFont" style:family="text">
      <style:text-properties fo:font-size="14pt" style:font-size-asian="14pt" style:font-size-complex="14pt"/>
    </style:style>
    <style:style style:name="T52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525" style:parent-style-name="DefaultParagraphFont" style:family="text">
      <style:text-properties fo:font-size="14pt" style:font-size-asian="14pt" style:font-size-complex="14pt"/>
    </style:style>
    <style:style style:name="T526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52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2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3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5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33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5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35" style:parent-style-name="DefaultParagraphFont" style:family="text">
      <style:text-properties fo:font-size="14pt" style:font-size-asian="14pt" style:font-size-complex="14pt"/>
    </style:style>
    <style:style style:name="T5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37" style:parent-style-name="DefaultParagraphFont" style:family="text">
      <style:text-properties fo:font-size="14pt" style:font-size-asian="14pt" style:font-size-complex="14pt"/>
    </style:style>
    <style:style style:name="T538" style:parent-style-name="DefaultParagraphFont" style:family="text">
      <style:text-properties fo:font-size="14pt" style:font-size-asian="14pt" style:font-size-complex="14pt"/>
    </style:style>
    <style:style style:name="T5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4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4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4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4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4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45" style:parent-style-name="DefaultParagraphFont" style:family="text">
      <style:text-properties fo:font-size="14pt" style:font-size-asian="14pt" style:font-size-complex="14pt"/>
    </style:style>
    <style:style style:name="T54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4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4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49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5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51" style:parent-style-name="DefaultParagraphFont" style:family="text">
      <style:text-properties fo:font-size="14pt" style:font-size-asian="14pt" style:font-size-complex="14pt"/>
    </style:style>
    <style:style style:name="T55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5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5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5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5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57" style:parent-style-name="DefaultParagraphFont" style:family="text">
      <style:text-properties fo:font-size="14pt" style:font-size-asian="14pt" style:font-size-complex="14pt"/>
    </style:style>
    <style:style style:name="T55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5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6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62" style:parent-style-name="DefaultParagraphFont" style:family="text">
      <style:text-properties fo:font-size="14pt" style:font-size-asian="14pt" style:font-size-complex="14pt"/>
    </style:style>
    <style:style style:name="T56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6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6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66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68" style:parent-style-name="DefaultParagraphFont" style:family="text">
      <style:text-properties fo:font-size="14pt" style:font-size-asian="14pt" style:font-size-complex="14pt"/>
    </style:style>
    <style:style style:name="T5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7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71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7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75" style:parent-style-name="DefaultParagraphFont" style:family="text">
      <style:text-properties fo:font-size="14pt" style:font-size-asian="14pt" style:font-size-complex="14pt"/>
    </style:style>
    <style:style style:name="T5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7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78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57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8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8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8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8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58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8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8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8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9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5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93" style:parent-style-name="DefaultParagraphFont" style:family="text">
      <style:text-properties fo:font-size="14pt" style:font-size-asian="14pt" style:font-size-complex="14pt"/>
    </style:style>
    <style:style style:name="T5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9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5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97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5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59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0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01" style:parent-style-name="DefaultParagraphFont" style:family="text">
      <style:text-properties fo:font-size="14pt" style:font-size-asian="14pt" style:font-size-complex="14pt"/>
    </style:style>
    <style:style style:name="T60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0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0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0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0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0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0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09" style:parent-style-name="DefaultParagraphFont" style:family="text">
      <style:text-properties fo:font-size="14pt" style:font-size-asian="14pt" style:font-size-complex="14pt"/>
    </style:style>
    <style:style style:name="T61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1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13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1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17" style:parent-style-name="DefaultParagraphFont" style:family="text">
      <style:text-properties fo:font-size="14pt" style:font-size-asian="14pt" style:font-size-complex="14pt"/>
    </style:style>
    <style:style style:name="T6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1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21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2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25" style:parent-style-name="DefaultParagraphFont" style:family="text">
      <style:text-properties fo:font-size="14pt" style:font-size-asian="14pt" style:font-size-complex="14pt"/>
    </style:style>
    <style:style style:name="T6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2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28" style:parent-style-name="DefaultParagraphFont" style:family="text">
      <style:text-properties fo:font-size="14pt" style:font-size-asian="14pt" style:font-size-complex="14pt"/>
    </style:style>
    <style:style style:name="T629" style:parent-style-name="DefaultParagraphFont" style:family="text">
      <style:text-properties fo:font-size="14pt" style:font-size-asian="14pt" style:font-size-complex="14pt"/>
    </style:style>
    <style:style style:name="T6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3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32" style:parent-style-name="DefaultParagraphFont" style:family="text">
      <style:text-properties fo:font-size="14pt" style:font-size-asian="14pt" style:font-size-complex="14pt"/>
    </style:style>
    <style:style style:name="T63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3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35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6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37" style:parent-style-name="DefaultParagraphFont" style:family="text">
      <style:text-properties fo:font-size="14pt" style:font-size-asian="14pt" style:font-size-complex="14pt"/>
    </style:style>
    <style:style style:name="T63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3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4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4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4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43" style:parent-style-name="DefaultParagraphFont" style:family="text">
      <style:text-properties fo:font-size="14pt" style:font-size-asian="14pt" style:font-size-complex="14pt"/>
    </style:style>
    <style:style style:name="T644" style:parent-style-name="DefaultParagraphFont" style:family="text">
      <style:text-properties fo:font-size="14pt" style:font-size-asian="14pt" style:font-size-complex="14pt"/>
    </style:style>
    <style:style style:name="T6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4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4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48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50" style:parent-style-name="DefaultParagraphFont" style:family="text">
      <style:text-properties fo:font-size="14pt" style:font-size-asian="14pt" style:font-size-complex="14pt"/>
    </style:style>
    <style:style style:name="T651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652" style:parent-style-name="DefaultParagraphFont" style:family="text">
      <style:text-properties fo:font-size="14pt" style:font-size-asian="14pt" style:font-size-complex="14pt"/>
    </style:style>
    <style:style style:name="T653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654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5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6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58" style:parent-style-name="DefaultParagraphFont" style:family="text">
      <style:text-properties fo:font-size="14pt" style:font-size-asian="14pt" style:font-size-complex="14pt"/>
    </style:style>
    <style:style style:name="T65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6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62" style:parent-style-name="DefaultParagraphFont" style:family="text">
      <style:text-properties fo:font-size="14pt" style:font-size-asian="14pt" style:font-size-complex="14pt"/>
    </style:style>
    <style:style style:name="T663" style:parent-style-name="DefaultParagraphFont" style:family="text">
      <style:text-properties fo:font-size="14pt" style:font-size-asian="14pt" style:font-size-complex="14pt"/>
    </style:style>
    <style:style style:name="T6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6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6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67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69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67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71" style:parent-style-name="DefaultParagraphFont" style:family="text">
      <style:text-properties fo:font-size="14pt" style:font-size-asian="14pt" style:font-size-complex="14pt"/>
    </style:style>
    <style:style style:name="T6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7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6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7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7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7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78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7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8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82" style:parent-style-name="DefaultParagraphFont" style:family="text">
      <style:text-properties fo:font-size="14pt" style:font-size-asian="14pt" style:font-size-complex="14pt"/>
    </style:style>
    <style:style style:name="T68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84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6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86" style:parent-style-name="DefaultParagraphFont" style:family="text">
      <style:text-properties fo:font-size="14pt" style:font-size-asian="14pt" style:font-size-complex="14pt"/>
    </style:style>
    <style:style style:name="T687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688" style:parent-style-name="DefaultParagraphFont" style:family="text">
      <style:text-properties fo:font-size="14pt" style:font-size-asian="14pt" style:font-size-complex="14pt"/>
    </style:style>
    <style:style style:name="T689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69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9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92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69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94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69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96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69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69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6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4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7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6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08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7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10" style:parent-style-name="DefaultParagraphFont" style:family="text">
      <style:text-properties fo:font-size="14pt" style:font-size-asian="14pt" style:font-size-complex="14pt"/>
    </style:style>
    <style:style style:name="T71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12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13" style:parent-style-name="DefaultParagraphFont" style:family="text">
      <style:text-properties fo:font-size="14pt" style:font-size-asian="14pt" style:font-size-complex="14pt"/>
    </style:style>
    <style:style style:name="T71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1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1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1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71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0" style:parent-style-name="DefaultParagraphFont" style:family="text">
      <style:text-properties fo:font-size="14pt" style:font-size-asian="14pt" style:font-size-complex="14pt"/>
    </style:style>
    <style:style style:name="T721" style:parent-style-name="DefaultParagraphFont" style:family="text">
      <style:text-properties fo:font-size="14pt" style:font-size-asian="14pt" style:font-size-complex="14pt"/>
    </style:style>
    <style:style style:name="T7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5" style:parent-style-name="DefaultParagraphFont" style:family="text">
      <style:text-properties fo:font-size="14pt" style:font-size-asian="14pt" style:font-size-complex="14pt"/>
    </style:style>
    <style:style style:name="T7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7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2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31" style:parent-style-name="DefaultParagraphFont" style:family="text">
      <style:text-properties fo:font-size="14pt" style:font-size-asian="14pt" style:font-size-complex="14pt"/>
    </style:style>
    <style:style style:name="T7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33" style:parent-style-name="DefaultParagraphFont" style:family="text">
      <style:text-properties fo:font-size="14pt" style:font-size-asian="14pt" style:font-size-complex="14pt"/>
    </style:style>
    <style:style style:name="T73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35" style:parent-style-name="DefaultParagraphFont" style:family="text">
      <style:text-properties fo:font-size="14pt" style:font-size-asian="14pt" style:font-size-complex="14pt"/>
    </style:style>
    <style:style style:name="T736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37" style:parent-style-name="DefaultParagraphFont" style:family="text">
      <style:text-properties fo:font-size="14pt" style:font-size-asian="14pt" style:font-size-complex="14pt"/>
    </style:style>
    <style:style style:name="T738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2" style:parent-style-name="DefaultParagraphFont" style:family="text">
      <style:text-properties fo:font-size="14pt" style:font-size-asian="14pt" style:font-size-complex="14pt"/>
    </style:style>
    <style:style style:name="T7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4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45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4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4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49" style:parent-style-name="DefaultParagraphFont" style:family="text">
      <style:text-properties fo:font-size="14pt" style:font-size-asian="14pt" style:font-size-complex="14pt"/>
    </style:style>
    <style:style style:name="T75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51" style:parent-style-name="DefaultParagraphFont" style:family="text">
      <style:text-properties fo:font-size="14pt" style:font-size-asian="14pt" style:font-size-complex="14pt"/>
    </style:style>
    <style:style style:name="T75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53" style:parent-style-name="DefaultParagraphFont" style:family="text">
      <style:text-properties fo:font-size="14pt" style:font-size-asian="14pt" style:font-size-complex="14pt"/>
    </style:style>
    <style:style style:name="T754" style:parent-style-name="DefaultParagraphFont" style:family="text">
      <style:text-properties fo:font-size="14pt" style:font-size-asian="14pt" style:font-size-complex="14pt"/>
    </style:style>
    <style:style style:name="T7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5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58" style:parent-style-name="DefaultParagraphFont" style:family="text">
      <style:text-properties fo:font-size="14pt" style:font-size-asian="14pt" style:font-size-complex="14pt"/>
    </style:style>
    <style:style style:name="T75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6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76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6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6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6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65" style:parent-style-name="DefaultParagraphFont" style:family="text">
      <style:text-properties fo:font-size="14pt" style:font-size-asian="14pt" style:font-size-complex="14pt"/>
    </style:style>
    <style:style style:name="T766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76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7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6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77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3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7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5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7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79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8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81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78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83" style:parent-style-name="DefaultParagraphFont" style:family="text">
      <style:text-properties fo:font-size="14pt" style:font-size-asian="14pt" style:font-size-complex="14pt"/>
    </style:style>
    <style:style style:name="T78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8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78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8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78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7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1" style:parent-style-name="DefaultParagraphFont" style:family="text">
      <style:text-properties fo:font-size="14pt" style:font-size-asian="14pt" style:font-size-complex="14pt"/>
    </style:style>
    <style:style style:name="T7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7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5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7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7" style:parent-style-name="DefaultParagraphFont" style:family="text">
      <style:text-properties fo:font-size="14pt" style:font-size-asian="14pt" style:font-size-complex="14pt"/>
    </style:style>
    <style:style style:name="T7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799" style:parent-style-name="DefaultParagraphFont" style:family="text">
      <style:text-properties fo:font-size="14pt" style:font-size-asian="14pt" style:font-size-complex="14pt"/>
    </style:style>
    <style:style style:name="T80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01" style:parent-style-name="DefaultParagraphFont" style:family="text">
      <style:text-properties fo:font-size="14pt" style:font-size-asian="14pt" style:font-size-complex="14pt"/>
    </style:style>
    <style:style style:name="T80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03" style:parent-style-name="DefaultParagraphFont" style:family="text">
      <style:text-properties fo:font-size="14pt" style:font-size-asian="14pt" style:font-size-complex="14pt"/>
    </style:style>
    <style:style style:name="T804" style:parent-style-name="DefaultParagraphFont" style:family="text">
      <style:text-properties fo:font-size="14pt" style:font-size-asian="14pt" style:font-size-complex="14pt"/>
    </style:style>
    <style:style style:name="T8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0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08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8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1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1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13" style:parent-style-name="DefaultParagraphFont" style:family="text">
      <style:text-properties fo:font-size="14pt" style:font-size-asian="14pt" style:font-size-complex="14pt"/>
    </style:style>
    <style:style style:name="T8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1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1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1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1" style:parent-style-name="DefaultParagraphFont" style:family="text">
      <style:text-properties fo:font-size="14pt" style:font-size-asian="14pt" style:font-size-complex="14pt"/>
    </style:style>
    <style:style style:name="T8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2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31" style:parent-style-name="DefaultParagraphFont" style:family="text">
      <style:text-properties fo:font-size="14pt" style:font-size-asian="14pt" style:font-size-complex="14pt"/>
    </style:style>
    <style:style style:name="T8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3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3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36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3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38" style:parent-style-name="DefaultParagraphFont" style:family="text">
      <style:text-properties fo:font-size="14pt" style:font-size-asian="14pt" style:font-size-complex="14pt"/>
    </style:style>
    <style:style style:name="T8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4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4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8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4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4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4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48" style:parent-style-name="DefaultParagraphFont" style:family="text">
      <style:text-properties fo:font-size="14pt" style:font-size-asian="14pt" style:font-size-complex="14pt"/>
    </style:style>
    <style:style style:name="T8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50" style:parent-style-name="DefaultParagraphFont" style:family="text">
      <style:text-properties fo:font-size="14pt" style:font-size-asian="14pt" style:font-size-complex="14pt"/>
    </style:style>
    <style:style style:name="T85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52" style:parent-style-name="DefaultParagraphFont" style:family="text">
      <style:text-properties fo:font-size="14pt" style:font-size-asian="14pt" style:font-size-complex="14pt"/>
    </style:style>
    <style:style style:name="T853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854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855" style:parent-style-name="DefaultParagraphFont" style:family="text">
      <style:text-properties fo:font-size="14pt" style:font-size-asian="14pt" style:font-size-complex="14pt"/>
    </style:style>
    <style:style style:name="T856" style:parent-style-name="DefaultParagraphFont" style:family="text">
      <style:text-properties style:font-name="JetBrains Mono" fo:color="#5C6370" fo:font-size="14pt" style:font-size-asian="14pt" style:font-size-complex="14pt"/>
    </style:style>
    <style:style style:name="T85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5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59" style:parent-style-name="DefaultParagraphFont" style:family="text">
      <style:text-properties fo:font-size="14pt" style:font-size-asian="14pt" style:font-size-complex="14pt"/>
    </style:style>
    <style:style style:name="T8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61" style:parent-style-name="DefaultParagraphFont" style:family="text">
      <style:text-properties fo:font-size="14pt" style:font-size-asian="14pt" style:font-size-complex="14pt"/>
    </style:style>
    <style:style style:name="T86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63" style:parent-style-name="DefaultParagraphFont" style:family="text">
      <style:text-properties fo:font-size="14pt" style:font-size-asian="14pt" style:font-size-complex="14pt"/>
    </style:style>
    <style:style style:name="P864" style:parent-style-name="Standard" style:family="paragraph">
      <style:text-properties fo:font-size="14pt" style:font-size-asian="14pt" style:font-size-complex="14pt"/>
    </style:style>
    <style:style style:name="P865" style:parent-style-name="Standard" style:family="paragraph">
      <style:text-properties fo:font-size="14pt" style:font-size-asian="14pt" style:font-size-complex="14pt"/>
    </style:style>
    <style:style style:name="P866" style:parent-style-name="Standard" style:family="paragraph">
      <style:text-properties fo:font-size="14pt" style:font-size-asian="14pt" style:font-size-complex="14pt"/>
    </style:style>
    <style:style style:name="P867" style:parent-style-name="Standard" style:family="paragraph">
      <style:text-properties fo:font-size="14pt" style:font-size-asian="14pt" style:font-size-complex="14pt"/>
    </style:style>
    <style:style style:name="P868" style:parent-style-name="Standard" style:family="paragraph">
      <style:text-properties fo:font-size="14pt" style:font-size-asian="14pt" style:font-size-complex="14pt"/>
    </style:style>
    <style:style style:name="P869" style:parent-style-name="Standard" style:family="paragraph">
      <style:text-properties fo:font-size="14pt" style:font-size-asian="14pt" style:font-size-complex="14pt"/>
    </style:style>
    <style:style style:name="P870" style:parent-style-name="Standard" style:family="paragraph">
      <style:text-properties fo:font-size="14pt" style:font-size-asian="14pt" style:font-size-complex="14pt"/>
    </style:style>
    <style:style style:name="P871" style:parent-style-name="Standard" style:family="paragraph">
      <style:text-properties fo:font-size="14pt" style:font-size-asian="14pt" style:font-size-complex="14pt"/>
    </style:style>
    <style:style style:name="P872" style:parent-style-name="Standard" style:family="paragraph">
      <style:text-properties fo:font-size="14pt" style:font-size-asian="14pt" style:font-size-complex="14pt"/>
    </style:style>
    <style:style style:name="P873" style:parent-style-name="Standard" style:family="paragraph">
      <style:text-properties fo:font-size="14pt" style:font-size-asian="14pt" style:font-size-complex="14pt"/>
    </style:style>
    <style:style style:name="P874" style:parent-style-name="Standard" style:family="paragraph">
      <style:text-properties fo:font-size="14pt" style:font-size-asian="14pt" style:font-size-complex="14pt"/>
    </style:style>
    <style:style style:name="P875" style:parent-style-name="Standard" style:family="paragraph">
      <style:text-properties fo:font-size="14pt" style:font-size-asian="14pt" style:font-size-complex="14pt"/>
    </style:style>
    <style:style style:name="P87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7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78" style:parent-style-name="Standard" style:family="paragraph">
      <style:paragraph-properties fo:background-color="#282C34"/>
    </style:style>
    <style:style style:name="T87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8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82" style:parent-style-name="DefaultParagraphFont" style:family="text">
      <style:text-properties fo:font-size="14pt" style:font-size-asian="14pt" style:font-size-complex="14pt"/>
    </style:style>
    <style:style style:name="T883" style:parent-style-name="DefaultParagraphFont" style:family="text">
      <style:text-properties fo:font-size="14pt" style:font-size-asian="14pt" style:font-size-complex="14pt"/>
    </style:style>
    <style:style style:name="T88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85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8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87" style:parent-style-name="DefaultParagraphFont" style:family="text">
      <style:text-properties fo:font-size="14pt" style:font-size-asian="14pt" style:font-size-complex="14pt"/>
    </style:style>
    <style:style style:name="T8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8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89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89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92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9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9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89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96" style:parent-style-name="DefaultParagraphFont" style:family="text">
      <style:text-properties fo:font-size="14pt" style:font-size-asian="14pt" style:font-size-complex="14pt"/>
    </style:style>
    <style:style style:name="T89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89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8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0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02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04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9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06" style:parent-style-name="DefaultParagraphFont" style:family="text">
      <style:text-properties fo:font-size="14pt" style:font-size-asian="14pt" style:font-size-complex="14pt"/>
    </style:style>
    <style:style style:name="T9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0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1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2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1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1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1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1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1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2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2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22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2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2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2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26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2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2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2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0" style:parent-style-name="DefaultParagraphFont" style:family="text">
      <style:text-properties fo:font-size="14pt" style:font-size-asian="14pt" style:font-size-complex="14pt"/>
    </style:style>
    <style:style style:name="T93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3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3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3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3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4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9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42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44" style:parent-style-name="DefaultParagraphFont" style:family="text">
      <style:text-properties fo:font-size="14pt" style:font-size-asian="14pt" style:font-size-complex="14pt"/>
    </style:style>
    <style:style style:name="T9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4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4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4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5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2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95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9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6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95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58" style:parent-style-name="DefaultParagraphFont" style:family="text">
      <style:text-properties fo:font-size="14pt" style:font-size-asian="14pt" style:font-size-complex="14pt"/>
    </style:style>
    <style:style style:name="T959" style:parent-style-name="DefaultParagraphFont" style:family="text">
      <style:text-properties fo:font-size="14pt" style:font-size-asian="14pt" style:font-size-complex="14pt"/>
    </style:style>
    <style:style style:name="T9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6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6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6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6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6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66" style:parent-style-name="DefaultParagraphFont" style:family="text">
      <style:text-properties fo:font-size="14pt" style:font-size-asian="14pt" style:font-size-complex="14pt"/>
    </style:style>
    <style:style style:name="T9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6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7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7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9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73" style:parent-style-name="DefaultParagraphFont" style:family="text">
      <style:text-properties fo:font-size="14pt" style:font-size-asian="14pt" style:font-size-complex="14pt"/>
    </style:style>
    <style:style style:name="T974" style:parent-style-name="DefaultParagraphFont" style:family="text">
      <style:text-properties fo:font-size="14pt" style:font-size-asian="14pt" style:font-size-complex="14pt"/>
    </style:style>
    <style:style style:name="T97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7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7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78" style:parent-style-name="DefaultParagraphFont" style:family="text">
      <style:text-properties fo:font-size="14pt" style:font-size-asian="14pt" style:font-size-complex="14pt"/>
    </style:style>
    <style:style style:name="T97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8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3" style:parent-style-name="DefaultParagraphFont" style:family="text">
      <style:text-properties fo:font-size="14pt" style:font-size-asian="14pt" style:font-size-complex="14pt"/>
    </style:style>
    <style:style style:name="T98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5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8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7" style:parent-style-name="DefaultParagraphFont" style:family="text">
      <style:text-properties fo:font-size="14pt" style:font-size-asian="14pt" style:font-size-complex="14pt"/>
    </style:style>
    <style:style style:name="T9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89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1" style:parent-style-name="DefaultParagraphFont" style:family="text">
      <style:text-properties fo:font-size="14pt" style:font-size-asian="14pt" style:font-size-complex="14pt"/>
    </style:style>
    <style:style style:name="T9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3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9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5" style:parent-style-name="DefaultParagraphFont" style:family="text">
      <style:text-properties fo:font-size="14pt" style:font-size-asian="14pt" style:font-size-complex="14pt"/>
    </style:style>
    <style:style style:name="T9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9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99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00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02" style:parent-style-name="DefaultParagraphFont" style:family="text">
      <style:text-properties fo:font-size="14pt" style:font-size-asian="14pt" style:font-size-complex="14pt"/>
    </style:style>
    <style:style style:name="T10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0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06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08" style:parent-style-name="DefaultParagraphFont" style:family="text">
      <style:text-properties fo:font-size="14pt" style:font-size-asian="14pt" style:font-size-complex="14pt"/>
    </style:style>
    <style:style style:name="T10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10" style:parent-style-name="DefaultParagraphFont" style:family="text">
      <style:text-properties fo:font-size="14pt" style:font-size-asian="14pt" style:font-size-complex="14pt"/>
    </style:style>
    <style:style style:name="T1011" style:parent-style-name="DefaultParagraphFont" style:family="text">
      <style:text-properties fo:font-size="14pt" style:font-size-asian="14pt" style:font-size-complex="14pt"/>
    </style:style>
    <style:style style:name="T10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13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0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15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1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19" style:parent-style-name="DefaultParagraphFont" style:family="text">
      <style:text-properties fo:font-size="14pt" style:font-size-asian="14pt" style:font-size-complex="14pt"/>
    </style:style>
    <style:style style:name="T10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1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0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5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7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0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29" style:parent-style-name="DefaultParagraphFont" style:family="text">
      <style:text-properties fo:font-size="14pt" style:font-size-asian="14pt" style:font-size-complex="14pt"/>
    </style:style>
    <style:style style:name="T1030" style:parent-style-name="DefaultParagraphFont" style:family="text">
      <style:text-properties fo:font-size="14pt" style:font-size-asian="14pt" style:font-size-complex="14pt"/>
    </style:style>
    <style:style style:name="T1031" style:parent-style-name="DefaultParagraphFont" style:family="text">
      <style:text-properties fo:font-size="14pt" style:font-size-asian="14pt" style:font-size-complex="14pt"/>
    </style:style>
    <style:style style:name="T10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33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0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3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37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03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39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04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41" style:parent-style-name="DefaultParagraphFont" style:family="text">
      <style:text-properties fo:font-size="14pt" style:font-size-asian="14pt" style:font-size-complex="14pt"/>
    </style:style>
    <style:style style:name="T1042" style:parent-style-name="DefaultParagraphFont" style:family="text">
      <style:text-properties fo:font-size="14pt" style:font-size-asian="14pt" style:font-size-complex="14pt"/>
    </style:style>
    <style:style style:name="T10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4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0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46" style:parent-style-name="DefaultParagraphFont" style:family="text">
      <style:text-properties fo:font-size="14pt" style:font-size-asian="14pt" style:font-size-complex="14pt"/>
    </style:style>
    <style:style style:name="T104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4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5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5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52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5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5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5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5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5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5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5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61" style:parent-style-name="DefaultParagraphFont" style:family="text">
      <style:text-properties fo:font-size="14pt" style:font-size-asian="14pt" style:font-size-complex="14pt"/>
    </style:style>
    <style:style style:name="T106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6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6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6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6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6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7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7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7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7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7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75" style:parent-style-name="DefaultParagraphFont" style:family="text">
      <style:text-properties fo:font-size="14pt" style:font-size-asian="14pt" style:font-size-complex="14pt"/>
    </style:style>
    <style:style style:name="T10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7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7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8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8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8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8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8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89" style:parent-style-name="DefaultParagraphFont" style:family="text">
      <style:text-properties fo:font-size="14pt" style:font-size-asian="14pt" style:font-size-complex="14pt"/>
    </style:style>
    <style:style style:name="T109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9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9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9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9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9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9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9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09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09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0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0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3" style:parent-style-name="DefaultParagraphFont" style:family="text">
      <style:text-properties fo:font-size="14pt" style:font-size-asian="14pt" style:font-size-complex="14pt"/>
    </style:style>
    <style:style style:name="T110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0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0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0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1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1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1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1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1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1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1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17" style:parent-style-name="DefaultParagraphFont" style:family="text">
      <style:text-properties fo:font-size="14pt" style:font-size-asian="14pt" style:font-size-complex="14pt"/>
    </style:style>
    <style:style style:name="T111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1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2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2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3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2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7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2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31" style:parent-style-name="DefaultParagraphFont" style:family="text">
      <style:text-properties fo:font-size="14pt" style:font-size-asian="14pt" style:font-size-complex="14pt"/>
    </style:style>
    <style:style style:name="T11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33" style:parent-style-name="DefaultParagraphFont" style:family="text">
      <style:text-properties fo:font-size="14pt" style:font-size-asian="14pt" style:font-size-complex="14pt"/>
    </style:style>
    <style:style style:name="T1134" style:parent-style-name="DefaultParagraphFont" style:family="text">
      <style:text-properties fo:font-size="14pt" style:font-size-asian="14pt" style:font-size-complex="14pt"/>
    </style:style>
    <style:style style:name="T113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3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3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3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3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0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4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2" style:parent-style-name="DefaultParagraphFont" style:family="text">
      <style:text-properties fo:font-size="14pt" style:font-size-asian="14pt" style:font-size-complex="14pt"/>
    </style:style>
    <style:style style:name="T114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4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47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48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4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5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15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52" style:parent-style-name="DefaultParagraphFont" style:family="text">
      <style:text-properties fo:font-size="14pt" style:font-size-asian="14pt" style:font-size-complex="14pt"/>
    </style:style>
    <style:style style:name="T115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5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5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5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5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5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59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1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61" style:parent-style-name="DefaultParagraphFont" style:family="text">
      <style:text-properties fo:font-size="14pt" style:font-size-asian="14pt" style:font-size-complex="14pt"/>
    </style:style>
    <style:style style:name="T1162" style:parent-style-name="DefaultParagraphFont" style:family="text">
      <style:text-properties fo:font-size="14pt" style:font-size-asian="14pt" style:font-size-complex="14pt"/>
    </style:style>
    <style:style style:name="T116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6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6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66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6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68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6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70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17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72" style:parent-style-name="DefaultParagraphFont" style:family="text">
      <style:text-properties fo:font-size="14pt" style:font-size-asian="14pt" style:font-size-complex="14pt"/>
    </style:style>
    <style:style style:name="T117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7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75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7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77" style:parent-style-name="DefaultParagraphFont" style:family="text">
      <style:text-properties fo:font-size="14pt" style:font-size-asian="14pt" style:font-size-complex="14pt"/>
    </style:style>
    <style:style style:name="T11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79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80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1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82" style:parent-style-name="DefaultParagraphFont" style:family="text">
      <style:text-properties fo:font-size="14pt" style:font-size-asian="14pt" style:font-size-complex="14pt"/>
    </style:style>
    <style:style style:name="T118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84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18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86" style:parent-style-name="DefaultParagraphFont" style:family="text">
      <style:text-properties fo:font-size="14pt" style:font-size-asian="14pt" style:font-size-complex="14pt"/>
    </style:style>
    <style:style style:name="T118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88" style:parent-style-name="DefaultParagraphFont" style:family="text">
      <style:text-properties fo:font-size="14pt" style:font-size-asian="14pt" style:font-size-complex="14pt"/>
    </style:style>
    <style:style style:name="T118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9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19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4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19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6" style:parent-style-name="DefaultParagraphFont" style:family="text">
      <style:text-properties style:font-name="JetBrains Mono" fo:color="#EF596F" fo:font-size="14pt" style:font-size-asian="14pt" style:font-size-complex="14pt"/>
    </style:style>
    <style:style style:name="T119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198" style:parent-style-name="DefaultParagraphFont" style:family="text">
      <style:text-properties fo:font-size="14pt" style:font-size-asian="14pt" style:font-size-complex="14pt"/>
    </style:style>
    <style:style style:name="T119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00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0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02" style:parent-style-name="DefaultParagraphFont" style:family="text">
      <style:text-properties fo:font-size="14pt" style:font-size-asian="14pt" style:font-size-complex="14pt"/>
    </style:style>
    <style:style style:name="T120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04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0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06" style:parent-style-name="DefaultParagraphFont" style:family="text">
      <style:text-properties fo:font-size="14pt" style:font-size-asian="14pt" style:font-size-complex="14pt"/>
    </style:style>
    <style:style style:name="T120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08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0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0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1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2" style:parent-style-name="DefaultParagraphFont" style:family="text">
      <style:text-properties fo:font-size="14pt" style:font-size-asian="14pt" style:font-size-complex="14pt"/>
    </style:style>
    <style:style style:name="T121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4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1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6" style:parent-style-name="DefaultParagraphFont" style:family="text">
      <style:text-properties fo:font-size="14pt" style:font-size-asian="14pt" style:font-size-complex="14pt"/>
    </style:style>
    <style:style style:name="T1217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18" style:parent-style-name="DefaultParagraphFont" style:family="text">
      <style:text-properties fo:font-size="14pt" style:font-size-asian="14pt" style:font-size-complex="14pt"/>
    </style:style>
    <style:style style:name="T1219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20" style:parent-style-name="DefaultParagraphFont" style:family="text">
      <style:text-properties fo:font-size="14pt" style:font-size-asian="14pt" style:font-size-complex="14pt"/>
    </style:style>
    <style:style style:name="T122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22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2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24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25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22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27" style:parent-style-name="DefaultParagraphFont" style:family="text">
      <style:text-properties fo:font-size="14pt" style:font-size-asian="14pt" style:font-size-complex="14pt"/>
    </style:style>
    <style:style style:name="T122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2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23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3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3" style:parent-style-name="DefaultParagraphFont" style:family="text">
      <style:text-properties fo:font-size="14pt" style:font-size-asian="14pt" style:font-size-complex="14pt"/>
    </style:style>
    <style:style style:name="T123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5" style:parent-style-name="DefaultParagraphFont" style:family="text">
      <style:text-properties fo:font-size="14pt" style:font-size-asian="14pt" style:font-size-complex="14pt"/>
    </style:style>
    <style:style style:name="T123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7" style:parent-style-name="DefaultParagraphFont" style:family="text">
      <style:text-properties fo:font-size="14pt" style:font-size-asian="14pt" style:font-size-complex="14pt"/>
    </style:style>
    <style:style style:name="T123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39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4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41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24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43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4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45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24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4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4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49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5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51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252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25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54" style:parent-style-name="DefaultParagraphFont" style:family="text">
      <style:text-properties fo:font-size="14pt" style:font-size-asian="14pt" style:font-size-complex="14pt"/>
    </style:style>
    <style:style style:name="T1255" style:parent-style-name="DefaultParagraphFont" style:family="text">
      <style:text-properties fo:font-size="14pt" style:font-size-asian="14pt" style:font-size-complex="14pt"/>
    </style:style>
    <style:style style:name="T125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5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5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59" style:parent-style-name="DefaultParagraphFont" style:family="text">
      <style:text-properties style:font-name="JetBrains Mono" fo:color="#D19A66" fo:font-size="14pt" style:font-size-asian="14pt" style:font-size-complex="14pt"/>
    </style:style>
    <style:style style:name="T126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61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62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63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264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65" style:parent-style-name="DefaultParagraphFont" style:family="text">
      <style:text-properties fo:font-size="14pt" style:font-size-asian="14pt" style:font-size-complex="14pt"/>
    </style:style>
    <style:style style:name="T1266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67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6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69" style:parent-style-name="DefaultParagraphFont" style:family="text">
      <style:text-properties style:font-name="JetBrains Mono" fo:color="#61AFEF" fo:font-size="14pt" style:font-size-asian="14pt" style:font-size-complex="14pt"/>
    </style:style>
    <style:style style:name="T1270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71" style:parent-style-name="DefaultParagraphFont" style:family="text">
      <style:text-properties style:font-name="JetBrains Mono" fo:color="#D55FDE" fo:font-size="14pt" style:font-size-asian="14pt" style:font-size-complex="14pt"/>
    </style:style>
    <style:style style:name="T1272" style:parent-style-name="DefaultParagraphFont" style:family="text">
      <style:text-properties style:font-name="JetBrains Mono" fo:color="#E5C07B" fo:font-size="14pt" style:font-size-asian="14pt" style:font-size-complex="14pt"/>
    </style:style>
    <style:style style:name="T1273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74" style:parent-style-name="DefaultParagraphFont" style:family="text">
      <style:text-properties style:font-name="JetBrains Mono" fo:color="#89CA78" fo:font-size="14pt" style:font-size-asian="14pt" style:font-size-complex="14pt"/>
    </style:style>
    <style:style style:name="T1275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76" style:parent-style-name="DefaultParagraphFont" style:family="text">
      <style:text-properties fo:font-size="14pt" style:font-size-asian="14pt" style:font-size-complex="14pt"/>
    </style:style>
    <style:style style:name="T1277" style:parent-style-name="DefaultParagraphFont" style:family="text">
      <style:text-properties fo:font-size="14pt" style:font-size-asian="14pt" style:font-size-complex="14pt"/>
    </style:style>
    <style:style style:name="T1278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79" style:parent-style-name="DefaultParagraphFont" style:family="text">
      <style:text-properties fo:font-size="14pt" style:font-size-asian="14pt" style:font-size-complex="14pt"/>
    </style:style>
    <style:style style:name="T1280" style:parent-style-name="DefaultParagraphFont" style:family="text">
      <style:text-properties fo:font-size="14pt" style:font-size-asian="14pt" style:font-size-complex="14pt"/>
    </style:style>
    <style:style style:name="T1281" style:parent-style-name="DefaultParagraphFont" style:family="text">
      <style:text-properties style:font-name="JetBrains Mono" fo:color="#BBBBBB" fo:font-size="14pt" style:font-size-asian="14pt" style:font-size-complex="14pt"/>
    </style:style>
    <style:style style:name="T1282" style:parent-style-name="DefaultParagraphFont" style:family="text">
      <style:text-properties fo:font-size="14pt" style:font-size-asian="14pt" style:font-size-complex="14pt"/>
    </style:style>
    <style:style style:name="P1283" style:parent-style-name="Standard" style:family="paragraph">
      <style:text-properties fo:font-size="14pt" style:font-size-asian="14pt" style:font-size-complex="14pt"/>
    </style:style>
    <style:style style:name="P1284" style:parent-style-name="Standard" style:family="paragraph">
      <style:text-properties fo:font-size="14pt" style:font-size-asian="14pt" style:font-size-complex="14pt"/>
    </style:style>
    <style:style style:name="P1285" style:parent-style-name="Standard" style:family="paragraph">
      <style:text-properties fo:font-size="14pt" style:font-size-asian="14pt" style:font-size-complex="14pt"/>
    </style:style>
    <style:style style:name="P1286" style:parent-style-name="Standard" style:family="paragraph">
      <style:text-properties fo:font-size="14pt" style:font-size-asian="14pt" style:font-size-complex="14pt"/>
    </style:style>
    <style:style style:name="P1287" style:parent-style-name="Standard" style:family="paragraph">
      <style:text-properties fo:font-size="14pt" style:font-size-asian="14pt" style:font-size-complex="14pt"/>
    </style:style>
    <style:style style:name="P1288" style:parent-style-name="Standard" style:family="paragraph">
      <style:text-properties fo:font-size="14pt" style:font-size-asian="14pt" style:font-size-complex="14pt"/>
    </style:style>
    <style:style style:name="P1289" style:parent-style-name="Standard" style:family="paragraph">
      <style:text-properties fo:font-size="14pt" style:font-size-asian="14pt" style:font-size-complex="14pt"/>
    </style:style>
    <style:style style:name="P1290" style:parent-style-name="Standard" style:family="paragraph">
      <style:text-properties fo:font-size="14pt" style:font-size-asian="14pt" style:font-size-complex="14pt"/>
    </style:style>
    <style:style style:name="P1291" style:parent-style-name="Standard" style:family="paragraph">
      <style:text-properties fo:font-size="14pt" style:font-size-asian="14pt" style:font-size-complex="14pt"/>
    </style:style>
    <style:style style:name="P1292" style:parent-style-name="Standard" style:family="paragraph">
      <style:text-properties fo:font-size="14pt" style:font-size-asian="14pt" style:font-size-complex="14pt"/>
    </style:style>
    <style:style style:name="P1293" style:parent-style-name="Standard" style:family="paragraph">
      <style:text-properties fo:font-size="14pt" style:font-size-asian="14pt" style:font-size-complex="14pt"/>
    </style:style>
    <style:style style:name="P1294" style:parent-style-name="Standard" style:family="paragraph">
      <style:text-properties fo:font-size="14pt" style:font-size-asian="14pt" style:font-size-complex="14pt"/>
    </style:style>
    <style:style style:name="P1295" style:parent-style-name="Standard" style:family="paragraph">
      <style:text-properties fo:font-size="14pt" style:font-size-asian="14pt" style:font-size-complex="14pt"/>
    </style:style>
    <style:style style:name="P1296" style:parent-style-name="Standard" style:family="paragraph">
      <style:text-properties fo:font-size="14pt" style:font-size-asian="14pt" style:font-size-complex="14pt"/>
    </style:style>
    <style:style style:name="P129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298" style:parent-style-name="Standard" style:family="paragraph">
      <style:text-properties fo:font-size="14pt" style:font-size-asian="14pt" style:font-size-complex="14pt" fo:language="ru" fo:country="RU"/>
    </style:style>
    <style:style style:name="T1299" style:parent-style-name="DefaultParagraphFont" style:family="text">
      <style:text-properties fo:font-size="14pt" style:font-size-asian="14pt" style:font-size-complex="14pt" fo:language="ru" fo:country="RU"/>
    </style:style>
    <style:style style:name="T1300" style:parent-style-name="DefaultParagraphFont" style:family="text">
      <style:text-properties fo:font-size="14pt" style:font-size-asian="14pt" style:font-size-complex="14pt"/>
    </style:style>
    <style:style style:name="T1301" style:parent-style-name="DefaultParagraphFont" style:family="text">
      <style:text-properties fo:font-size="14pt" style:font-size-asian="14pt" style:font-size-complex="14pt" fo:language="ru" fo:country="RU"/>
    </style:style>
    <style:style style:name="T1302" style:parent-style-name="DefaultParagraphFont" style:family="text">
      <style:text-properties fo:font-size="14pt" style:font-size-asian="14pt" style:font-size-complex="14pt"/>
    </style:style>
    <style:style style:name="T1303" style:parent-style-name="DefaultParagraphFont" style:family="text">
      <style:text-properties fo:font-size="14pt" style:font-size-asian="14pt" style:font-size-complex="14pt" fo:language="ru" fo:country="RU"/>
    </style:style>
    <style:style style:name="P1304" style:parent-style-name="Standard" style:family="paragraph">
      <style:text-properties fo:font-size="14pt" style:font-size-asian="14pt" style:font-size-complex="14pt" fo:language="ru" fo:country="RU"/>
    </style:style>
    <style:style style:name="P1305" style:parent-style-name="Standard" style:family="paragraph">
      <style:text-properties fo:font-size="14pt" style:font-size-asian="14pt" style:font-size-complex="14pt" fo:language="ru" fo:country="RU"/>
    </style:style>
    <style:style style:name="P1306" style:parent-style-name="Standard" style:family="paragraph">
      <style:text-properties fo:font-size="14pt" style:font-size-asian="14pt" style:font-size-complex="14pt" fo:language="ru" fo:country="RU"/>
    </style:style>
    <style:style style:name="P1307" style:parent-style-name="Standard" style:family="paragraph">
      <style:text-properties fo:font-size="14pt" style:font-size-asian="14pt" style:font-size-complex="14pt" fo:language="ru" fo:country="RU"/>
    </style:style>
    <style:style style:name="P1308" style:parent-style-name="Standard" style:family="paragraph">
      <style:text-properties fo:font-size="14pt" style:font-size-asian="14pt" style:font-size-complex="14pt" fo:language="ru" fo:country="RU"/>
    </style:style>
    <style:style style:name="P1309" style:parent-style-name="Standard" style:family="paragraph">
      <style:text-properties fo:font-size="14pt" style:font-size-asian="14pt" style:font-size-complex="14pt" fo:language="ru" fo:country="RU"/>
    </style:style>
    <style:style style:name="P1310" style:parent-style-name="Standard" style:family="paragraph">
      <style:text-properties fo:font-size="14pt" style:font-size-asian="14pt" style:font-size-complex="14pt" fo:language="ru" fo:country="RU"/>
    </style:style>
    <style:style style:name="P1311" style:parent-style-name="Standard" style:family="paragraph">
      <style:text-properties fo:font-size="14pt" style:font-size-asian="14pt" style:font-size-complex="14pt" fo:language="ru" fo:country="RU"/>
    </style:style>
    <style:style style:name="P1312" style:parent-style-name="Standard" style:family="paragraph">
      <style:text-properties fo:font-size="14pt" style:font-size-asian="14pt" style:font-size-complex="14pt" fo:language="ru" fo:country="RU"/>
    </style:style>
    <style:style style:name="P1313" style:parent-style-name="Standard" style:family="paragraph">
      <style:text-properties fo:font-size="14pt" style:font-size-asian="14pt" style:font-size-complex="14pt" fo:language="ru" fo:country="RU"/>
    </style:style>
    <style:style style:name="P1314" style:parent-style-name="Standard" style:family="paragraph">
      <style:text-properties fo:font-size="14pt" style:font-size-asian="14pt" style:font-size-complex="14pt" fo:language="ru" fo:country="RU"/>
    </style:style>
    <style:style style:name="T1315" style:parent-style-name="DefaultParagraphFont" style:family="text">
      <style:text-properties fo:font-size="14pt" style:font-size-asian="14pt" style:font-size-complex="14pt" fo:language="ru" fo:country="RU"/>
    </style:style>
    <style:style style:name="T1316" style:parent-style-name="DefaultParagraphFont" style:family="text">
      <style:text-properties fo:font-size="14pt" style:font-size-asian="14pt" style:font-size-complex="14pt"/>
    </style:style>
    <style:style style:name="T1317" style:parent-style-name="DefaultParagraphFont" style:family="text">
      <style:text-properties fo:font-size="14pt" style:font-size-asian="14pt" style:font-size-complex="14pt" fo:language="ru" fo:country="RU"/>
    </style:style>
    <style:style style:name="T1318" style:parent-style-name="DefaultParagraphFont" style:family="text">
      <style:text-properties fo:font-size="14pt" style:font-size-asian="14pt" style:font-size-complex="14pt"/>
    </style:style>
    <style:style style:name="T1319" style:parent-style-name="DefaultParagraphFont" style:family="text">
      <style:text-properties fo:font-size="14pt" style:font-size-asian="14pt" style:font-size-complex="14pt" fo:language="ru" fo:country="RU"/>
    </style:style>
    <style:style style:name="P1320" style:parent-style-name="Standard" style:family="paragraph">
      <style:text-properties fo:font-size="14pt" style:font-size-asian="14pt" style:font-size-complex="14pt" fo:language="ru" fo:country="RU"/>
    </style:style>
    <style:style style:name="P1321" style:parent-style-name="Standard" style:family="paragraph">
      <style:text-properties fo:font-size="14pt" style:font-size-asian="14pt" style:font-size-complex="14pt" fo:language="ru" fo:country="RU"/>
    </style:style>
    <style:style style:name="P1322" style:parent-style-name="Standard" style:family="paragraph">
      <style:text-properties fo:font-size="14pt" style:font-size-asian="14pt" style:font-size-complex="14pt" fo:language="ru" fo:country="RU"/>
    </style:style>
    <style:style style:name="P1323" style:parent-style-name="Standard" style:family="paragraph">
      <style:text-properties fo:font-size="14pt" style:font-size-asian="14pt" style:font-size-complex="14pt" fo:language="ru" fo:country="RU"/>
    </style:style>
    <style:style style:name="P1324" style:parent-style-name="Standard" style:family="paragraph">
      <style:text-properties fo:font-size="14pt" style:font-size-asian="14pt" style:font-size-complex="14pt" fo:language="ru" fo:country="RU"/>
    </style:style>
    <style:style style:name="P1325" style:parent-style-name="Standard" style:family="paragraph">
      <style:text-properties fo:font-size="14pt" style:font-size-asian="14pt" style:font-size-complex="14pt" fo:language="ru" fo:country="RU"/>
    </style:style>
    <style:style style:name="P1326" style:parent-style-name="Standard" style:family="paragraph">
      <style:text-properties fo:font-size="14pt" style:font-size-asian="14pt" style:font-size-complex="14pt" fo:language="ru" fo:country="RU"/>
    </style:style>
    <style:style style:name="T1327" style:parent-style-name="DefaultParagraphFont" style:family="text">
      <style:text-properties fo:font-size="14pt" style:font-size-asian="14pt" style:font-size-complex="14pt" fo:language="ru" fo:country="RU"/>
    </style:style>
    <style:style style:name="T1328" style:parent-style-name="DefaultParagraphFont" style:family="text">
      <style:text-properties fo:font-size="14pt" style:font-size-asian="14pt" style:font-size-complex="14pt"/>
    </style:style>
    <style:style style:name="T1329" style:parent-style-name="DefaultParagraphFont" style:family="text">
      <style:text-properties fo:font-size="14pt" style:font-size-asian="14pt" style:font-size-complex="14pt" fo:language="ru" fo:country="RU"/>
    </style:style>
    <style:style style:name="T1330" style:parent-style-name="DefaultParagraphFont" style:family="text">
      <style:text-properties fo:font-size="14pt" style:font-size-asian="14pt" style:font-size-complex="14pt"/>
    </style:style>
    <style:style style:name="T1331" style:parent-style-name="DefaultParagraphFont" style:family="text">
      <style:text-properties fo:font-size="14pt" style:font-size-asian="14pt" style:font-size-complex="14pt" fo:language="ru" fo:country="RU"/>
    </style:style>
    <style:style style:name="T1332" style:parent-style-name="DefaultParagraphFont" style:family="text">
      <style:text-properties fo:font-size="14pt" style:font-size-asian="14pt" style:font-size-complex="14pt" fo:language="ru" fo:country="RU"/>
    </style:style>
    <style:style style:name="T1333" style:parent-style-name="DefaultParagraphFont" style:family="text">
      <style:text-properties fo:font-size="14pt" style:font-size-asian="14pt" style:font-size-complex="14pt"/>
    </style:style>
    <style:style style:name="T1334" style:parent-style-name="DefaultParagraphFont" style:family="text">
      <style:text-properties fo:font-size="14pt" style:font-size-asian="14pt" style:font-size-complex="14pt" fo:language="ru" fo:country="RU"/>
    </style:style>
    <style:style style:name="T1335" style:parent-style-name="DefaultParagraphFont" style:family="text">
      <style:text-properties fo:font-size="14pt" style:font-size-asian="14pt" style:font-size-complex="14pt" fo:language="ru" fo:country="RU"/>
    </style:style>
    <style:style style:name="T1336" style:parent-style-name="DefaultParagraphFont" style:family="text">
      <style:text-properties fo:font-size="14pt" style:font-size-asian="14pt" style:font-size-complex="14pt"/>
    </style:style>
    <style:style style:name="T1337" style:parent-style-name="DefaultParagraphFont" style:family="text">
      <style:text-properties fo:font-size="14pt" style:font-size-asian="14pt" style:font-size-complex="14pt" fo:language="ru" fo:country="RU"/>
    </style:style>
    <style:style style:name="T1338" style:parent-style-name="DefaultParagraphFont" style:family="text">
      <style:text-properties fo:font-size="14pt" style:font-size-asian="14pt" style:font-size-complex="14pt" fo:language="ru" fo:country="RU"/>
    </style:style>
    <style:style style:name="T1339" style:parent-style-name="DefaultParagraphFont" style:family="text">
      <style:text-properties fo:font-size="14pt" style:font-size-asian="14pt" style:font-size-complex="14pt"/>
    </style:style>
    <style:style style:name="T1340" style:parent-style-name="DefaultParagraphFont" style:family="text">
      <style:text-properties fo:font-size="14pt" style:font-size-asian="14pt" style:font-size-complex="14pt" fo:language="ru" fo:country="RU"/>
    </style:style>
    <style:style style:name="T1341" style:parent-style-name="DefaultParagraphFont" style:family="text">
      <style:text-properties fo:font-size="14pt" style:font-size-asian="14pt" style:font-size-complex="14pt" fo:language="ru" fo:country="RU"/>
    </style:style>
    <style:style style:name="T1342" style:parent-style-name="DefaultParagraphFont" style:family="text">
      <style:text-properties fo:font-size="14pt" style:font-size-asian="14pt" style:font-size-complex="14pt" fo:language="ru" fo:country="RU"/>
    </style:style>
    <style:style style:name="T1343" style:parent-style-name="DefaultParagraphFont" style:family="text">
      <style:text-properties fo:font-size="14pt" style:font-size-asian="14pt" style:font-size-complex="14pt"/>
    </style:style>
    <style:style style:name="T1344" style:parent-style-name="DefaultParagraphFont" style:family="text">
      <style:text-properties fo:font-size="14pt" style:font-size-asian="14pt" style:font-size-complex="14pt" fo:language="ru" fo:country="RU"/>
    </style:style>
    <style:style style:name="T1345" style:parent-style-name="DefaultParagraphFont" style:family="text">
      <style:text-properties fo:font-size="14pt" style:font-size-asian="14pt" style:font-size-complex="14pt" fo:language="ru" fo:country="RU"/>
    </style:style>
    <style:style style:name="T1346" style:parent-style-name="DefaultParagraphFont" style:family="text">
      <style:text-properties fo:font-size="14pt" style:font-size-asian="14pt" style:font-size-complex="14pt"/>
    </style:style>
    <style:style style:name="T1347" style:parent-style-name="DefaultParagraphFont" style:family="text">
      <style:text-properties fo:font-size="14pt" style:font-size-asian="14pt" style:font-size-complex="14pt" fo:language="ru" fo:country="RU"/>
    </style:style>
    <style:style style:name="T1348" style:parent-style-name="DefaultParagraphFont" style:family="text">
      <style:text-properties fo:font-size="14pt" style:font-size-asian="14pt" style:font-size-complex="14pt" fo:language="ru" fo:country="RU"/>
    </style:style>
    <style:style style:name="T1349" style:parent-style-name="DefaultParagraphFont" style:family="text">
      <style:text-properties fo:font-size="14pt" style:font-size-asian="14pt" style:font-size-complex="14pt"/>
    </style:style>
    <style:style style:name="T1350" style:parent-style-name="DefaultParagraphFont" style:family="text">
      <style:text-properties fo:font-size="14pt" style:font-size-asian="14pt" style:font-size-complex="14pt" fo:language="ru" fo:country="RU"/>
    </style:style>
    <style:style style:name="T1351" style:parent-style-name="DefaultParagraphFont" style:family="text">
      <style:text-properties fo:font-size="14pt" style:font-size-asian="14pt" style:font-size-complex="14pt" fo:language="ru" fo:country="RU"/>
    </style:style>
    <style:style style:name="T1352" style:parent-style-name="DefaultParagraphFont" style:family="text">
      <style:text-properties fo:font-size="14pt" style:font-size-asian="14pt" style:font-size-complex="14pt"/>
    </style:style>
    <style:style style:name="T1353" style:parent-style-name="DefaultParagraphFont" style:family="text">
      <style:text-properties fo:font-size="14pt" style:font-size-asian="14pt" style:font-size-complex="14pt" fo:language="ru" fo:country="RU"/>
    </style:style>
    <style:style style:name="T1354" style:parent-style-name="DefaultParagraphFont" style:family="text">
      <style:text-properties fo:font-size="14pt" style:font-size-asian="14pt" style:font-size-complex="14pt" fo:language="ru" fo:country="RU"/>
    </style:style>
    <style:style style:name="T1355" style:parent-style-name="DefaultParagraphFont" style:family="text">
      <style:text-properties fo:font-size="14pt" style:font-size-asian="14pt" style:font-size-complex="14pt"/>
    </style:style>
    <style:style style:name="T1356" style:parent-style-name="DefaultParagraphFont" style:family="text">
      <style:text-properties fo:font-size="14pt" style:font-size-asian="14pt" style:font-size-complex="14pt" fo:language="ru" fo:country="RU"/>
    </style:style>
    <style:style style:name="T1357" style:parent-style-name="DefaultParagraphFont" style:family="text">
      <style:text-properties fo:font-size="14pt" style:font-size-asian="14pt" style:font-size-complex="14pt" fo:language="ru" fo:country="RU"/>
    </style:style>
    <style:style style:name="T1358" style:parent-style-name="DefaultParagraphFont" style:family="text">
      <style:text-properties fo:font-size="14pt" style:font-size-asian="14pt" style:font-size-complex="14pt" fo:language="ru" fo:country="RU"/>
    </style:style>
    <style:style style:name="T1359" style:parent-style-name="DefaultParagraphFont" style:family="text">
      <style:text-properties fo:font-size="14pt" style:font-size-asian="14pt" style:font-size-complex="14pt"/>
    </style:style>
    <style:style style:name="T1360" style:parent-style-name="DefaultParagraphFont" style:family="text">
      <style:text-properties fo:font-size="14pt" style:font-size-asian="14pt" style:font-size-complex="14pt" fo:language="ru" fo:country="RU"/>
    </style:style>
    <style:style style:name="T1361" style:parent-style-name="DefaultParagraphFont" style:family="text">
      <style:text-properties fo:font-size="14pt" style:font-size-asian="14pt" style:font-size-complex="14pt" fo:language="ru" fo:country="RU"/>
    </style:style>
    <style:style style:name="T1362" style:parent-style-name="DefaultParagraphFont" style:family="text">
      <style:text-properties fo:font-size="14pt" style:font-size-asian="14pt" style:font-size-complex="14pt"/>
    </style:style>
    <style:style style:name="T1363" style:parent-style-name="DefaultParagraphFont" style:family="text">
      <style:text-properties fo:font-size="14pt" style:font-size-asian="14pt" style:font-size-complex="14pt" fo:language="ru" fo:country="RU"/>
    </style:style>
    <style:style style:name="T1364" style:parent-style-name="DefaultParagraphFont" style:family="text">
      <style:text-properties fo:font-size="14pt" style:font-size-asian="14pt" style:font-size-complex="14pt" fo:language="ru" fo:country="RU"/>
    </style:style>
    <style:style style:name="T1365" style:parent-style-name="DefaultParagraphFont" style:family="text">
      <style:text-properties fo:font-size="14pt" style:font-size-asian="14pt" style:font-size-complex="14pt"/>
    </style:style>
    <style:style style:name="T1366" style:parent-style-name="DefaultParagraphFont" style:family="text">
      <style:text-properties fo:font-size="14pt" style:font-size-asian="14pt" style:font-size-complex="14pt" fo:language="ru" fo:country="RU"/>
    </style:style>
    <style:style style:name="T1367" style:parent-style-name="DefaultParagraphFont" style:family="text">
      <style:text-properties fo:font-size="14pt" style:font-size-asian="14pt" style:font-size-complex="14pt" fo:language="ru" fo:country="RU"/>
    </style:style>
    <style:style style:name="T1368" style:parent-style-name="DefaultParagraphFont" style:family="text">
      <style:text-properties fo:font-size="14pt" style:font-size-asian="14pt" style:font-size-complex="14pt"/>
    </style:style>
    <style:style style:name="T1369" style:parent-style-name="DefaultParagraphFont" style:family="text">
      <style:text-properties fo:font-size="14pt" style:font-size-asian="14pt" style:font-size-complex="14pt" fo:language="ru" fo:country="RU"/>
    </style:style>
    <style:style style:name="T1370" style:parent-style-name="DefaultParagraphFont" style:family="text">
      <style:text-properties fo:font-size="14pt" style:font-size-asian="14pt" style:font-size-complex="14pt" fo:language="ru" fo:country="RU"/>
    </style:style>
    <style:style style:name="T1371" style:parent-style-name="DefaultParagraphFont" style:family="text">
      <style:text-properties fo:font-size="14pt" style:font-size-asian="14pt" style:font-size-complex="14pt"/>
    </style:style>
    <style:style style:name="T1372" style:parent-style-name="DefaultParagraphFont" style:family="text">
      <style:text-properties fo:font-size="14pt" style:font-size-asian="14pt" style:font-size-complex="14pt" fo:language="ru" fo:country="RU"/>
    </style:style>
    <style:style style:name="T1373" style:parent-style-name="DefaultParagraphFont" style:family="text">
      <style:text-properties fo:font-size="14pt" style:font-size-asian="14pt" style:font-size-complex="14pt" fo:language="ru" fo:country="RU"/>
    </style:style>
    <style:style style:name="T1374" style:parent-style-name="DefaultParagraphFont" style:family="text">
      <style:text-properties fo:font-size="14pt" style:font-size-asian="14pt" style:font-size-complex="14pt"/>
    </style:style>
    <style:style style:name="T1375" style:parent-style-name="DefaultParagraphFont" style:family="text">
      <style:text-properties fo:font-size="14pt" style:font-size-asian="14pt" style:font-size-complex="14pt" fo:language="ru" fo:country="RU"/>
    </style:style>
    <style:style style:name="T1376" style:parent-style-name="DefaultParagraphFont" style:family="text">
      <style:text-properties fo:font-size="14pt" style:font-size-asian="14pt" style:font-size-complex="14pt" fo:language="ru" fo:country="RU"/>
    </style:style>
    <style:style style:name="T1377" style:parent-style-name="DefaultParagraphFont" style:family="text">
      <style:text-properties fo:font-size="14pt" style:font-size-asian="14pt" style:font-size-complex="14pt"/>
    </style:style>
    <style:style style:name="T1378" style:parent-style-name="DefaultParagraphFont" style:family="text">
      <style:text-properties fo:font-size="14pt" style:font-size-asian="14pt" style:font-size-complex="14pt" fo:language="ru" fo:country="RU"/>
    </style:style>
    <style:style style:name="T1379" style:parent-style-name="DefaultParagraphFont" style:family="text">
      <style:text-properties fo:font-size="14pt" style:font-size-asian="14pt" style:font-size-complex="14pt" fo:language="ru" fo:country="RU"/>
    </style:style>
    <style:style style:name="T1380" style:parent-style-name="DefaultParagraphFont" style:family="text">
      <style:text-properties fo:font-size="14pt" style:font-size-asian="14pt" style:font-size-complex="14pt"/>
    </style:style>
    <style:style style:name="T1381" style:parent-style-name="DefaultParagraphFont" style:family="text">
      <style:text-properties fo:font-size="14pt" style:font-size-asian="14pt" style:font-size-complex="14pt" fo:language="ru" fo:country="RU"/>
    </style:style>
    <style:style style:name="T1382" style:parent-style-name="DefaultParagraphFont" style:family="text">
      <style:text-properties fo:font-size="14pt" style:font-size-asian="14pt" style:font-size-complex="14pt" fo:language="ru" fo:country="RU"/>
    </style:style>
    <style:style style:name="T1383" style:parent-style-name="DefaultParagraphFont" style:family="text">
      <style:text-properties fo:font-size="14pt" style:font-size-asian="14pt" style:font-size-complex="14pt"/>
    </style:style>
    <style:style style:name="T1384" style:parent-style-name="DefaultParagraphFont" style:family="text">
      <style:text-properties fo:font-size="14pt" style:font-size-asian="14pt" style:font-size-complex="14pt" fo:language="ru" fo:country="RU"/>
    </style:style>
    <style:style style:name="T1385" style:parent-style-name="DefaultParagraphFont" style:family="text">
      <style:text-properties fo:font-size="14pt" style:font-size-asian="14pt" style:font-size-complex="14pt" fo:language="ru" fo:country="RU"/>
    </style:style>
    <style:style style:name="T1386" style:parent-style-name="DefaultParagraphFont" style:family="text">
      <style:text-properties fo:font-size="14pt" style:font-size-asian="14pt" style:font-size-complex="14pt"/>
    </style:style>
    <style:style style:name="T1387" style:parent-style-name="DefaultParagraphFont" style:family="text">
      <style:text-properties fo:font-size="14pt" style:font-size-asian="14pt" style:font-size-complex="14pt" fo:language="ru" fo:country="RU"/>
    </style:style>
    <style:style style:name="T1388" style:parent-style-name="DefaultParagraphFont" style:family="text">
      <style:text-properties fo:font-size="14pt" style:font-size-asian="14pt" style:font-size-complex="14pt" fo:language="ru" fo:country="RU"/>
    </style:style>
    <style:style style:name="T1389" style:parent-style-name="DefaultParagraphFont" style:family="text">
      <style:text-properties fo:font-size="14pt" style:font-size-asian="14pt" style:font-size-complex="14pt"/>
    </style:style>
    <style:style style:name="T1390" style:parent-style-name="DefaultParagraphFont" style:family="text">
      <style:text-properties fo:font-size="14pt" style:font-size-asian="14pt" style:font-size-complex="14pt" fo:language="ru" fo:country="RU"/>
    </style:style>
    <style:style style:name="T1391" style:parent-style-name="DefaultParagraphFont" style:family="text">
      <style:text-properties fo:font-size="14pt" style:font-size-asian="14pt" style:font-size-complex="14pt" fo:language="ru" fo:country="RU"/>
    </style:style>
    <style:style style:name="T1392" style:parent-style-name="DefaultParagraphFont" style:family="text">
      <style:text-properties fo:font-size="14pt" style:font-size-asian="14pt" style:font-size-complex="14pt" fo:language="ru" fo:country="RU"/>
    </style:style>
    <style:style style:name="T1393" style:parent-style-name="DefaultParagraphFont" style:family="text">
      <style:text-properties fo:font-size="14pt" style:font-size-asian="14pt" style:font-size-complex="14pt"/>
    </style:style>
    <style:style style:name="T1394" style:parent-style-name="DefaultParagraphFont" style:family="text">
      <style:text-properties fo:font-size="14pt" style:font-size-asian="14pt" style:font-size-complex="14pt" fo:language="ru" fo:country="RU"/>
    </style:style>
    <style:style style:name="T1395" style:parent-style-name="DefaultParagraphFont" style:family="text">
      <style:text-properties fo:font-size="14pt" style:font-size-asian="14pt" style:font-size-complex="14pt" fo:language="ru" fo:country="RU"/>
    </style:style>
    <style:style style:name="T1396" style:parent-style-name="DefaultParagraphFont" style:family="text">
      <style:text-properties fo:font-size="14pt" style:font-size-asian="14pt" style:font-size-complex="14pt"/>
    </style:style>
    <style:style style:name="T1397" style:parent-style-name="DefaultParagraphFont" style:family="text">
      <style:text-properties fo:font-size="14pt" style:font-size-asian="14pt" style:font-size-complex="14pt" fo:language="ru" fo:country="RU"/>
    </style:style>
    <style:style style:name="T1398" style:parent-style-name="DefaultParagraphFont" style:family="text">
      <style:text-properties fo:font-size="14pt" style:font-size-asian="14pt" style:font-size-complex="14pt" fo:language="ru" fo:country="RU"/>
    </style:style>
    <style:style style:name="T1399" style:parent-style-name="DefaultParagraphFont" style:family="text">
      <style:text-properties fo:font-size="14pt" style:font-size-asian="14pt" style:font-size-complex="14pt"/>
    </style:style>
    <style:style style:name="T1400" style:parent-style-name="DefaultParagraphFont" style:family="text">
      <style:text-properties fo:font-size="14pt" style:font-size-asian="14pt" style:font-size-complex="14pt" fo:language="ru" fo:country="RU"/>
    </style:style>
    <style:style style:name="T1401" style:parent-style-name="DefaultParagraphFont" style:family="text">
      <style:text-properties fo:font-size="14pt" style:font-size-asian="14pt" style:font-size-complex="14pt" fo:language="ru" fo:country="RU"/>
    </style:style>
    <style:style style:name="T1402" style:parent-style-name="DefaultParagraphFont" style:family="text">
      <style:text-properties fo:font-size="14pt" style:font-size-asian="14pt" style:font-size-complex="14pt"/>
    </style:style>
    <style:style style:name="T1403" style:parent-style-name="DefaultParagraphFont" style:family="text">
      <style:text-properties fo:font-size="14pt" style:font-size-asian="14pt" style:font-size-complex="14pt" fo:language="ru" fo:country="RU"/>
    </style:style>
    <style:style style:name="T1404" style:parent-style-name="DefaultParagraphFont" style:family="text">
      <style:text-properties fo:font-size="14pt" style:font-size-asian="14pt" style:font-size-complex="14pt" fo:language="ru" fo:country="RU"/>
    </style:style>
    <style:style style:name="T1405" style:parent-style-name="DefaultParagraphFont" style:family="text">
      <style:text-properties fo:font-size="14pt" style:font-size-asian="14pt" style:font-size-complex="14pt"/>
    </style:style>
    <style:style style:name="T1406" style:parent-style-name="DefaultParagraphFont" style:family="text">
      <style:text-properties fo:font-size="14pt" style:font-size-asian="14pt" style:font-size-complex="14pt" fo:language="ru" fo:country="RU"/>
    </style:style>
    <style:style style:name="T1407" style:parent-style-name="DefaultParagraphFont" style:family="text">
      <style:text-properties fo:font-size="14pt" style:font-size-asian="14pt" style:font-size-complex="14pt" fo:language="ru" fo:country="RU"/>
    </style:style>
    <style:style style:name="T1408" style:parent-style-name="DefaultParagraphFont" style:family="text">
      <style:text-properties fo:font-size="14pt" style:font-size-asian="14pt" style:font-size-complex="14pt" fo:language="ru" fo:country="RU"/>
    </style:style>
    <style:style style:name="T1409" style:parent-style-name="DefaultParagraphFont" style:family="text">
      <style:text-properties fo:font-size="14pt" style:font-size-asian="14pt" style:font-size-complex="14pt"/>
    </style:style>
    <style:style style:name="T1410" style:parent-style-name="DefaultParagraphFont" style:family="text">
      <style:text-properties fo:font-size="14pt" style:font-size-asian="14pt" style:font-size-complex="14pt" fo:language="ru" fo:country="RU"/>
    </style:style>
    <style:style style:name="T1411" style:parent-style-name="DefaultParagraphFont" style:family="text">
      <style:text-properties fo:font-size="14pt" style:font-size-asian="14pt" style:font-size-complex="14pt" fo:language="ru" fo:country="RU"/>
    </style:style>
    <style:style style:name="T1412" style:parent-style-name="DefaultParagraphFont" style:family="text">
      <style:text-properties fo:font-size="14pt" style:font-size-asian="14pt" style:font-size-complex="14pt"/>
    </style:style>
    <style:style style:name="T1413" style:parent-style-name="DefaultParagraphFont" style:family="text">
      <style:text-properties fo:font-size="14pt" style:font-size-asian="14pt" style:font-size-complex="14pt" fo:language="ru" fo:country="RU"/>
    </style:style>
    <style:style style:name="T1414" style:parent-style-name="DefaultParagraphFont" style:family="text">
      <style:text-properties fo:font-size="14pt" style:font-size-asian="14pt" style:font-size-complex="14pt" fo:language="ru" fo:country="RU"/>
    </style:style>
    <style:style style:name="T1415" style:parent-style-name="DefaultParagraphFont" style:family="text">
      <style:text-properties fo:font-size="14pt" style:font-size-asian="14pt" style:font-size-complex="14pt"/>
    </style:style>
    <style:style style:name="T1416" style:parent-style-name="DefaultParagraphFont" style:family="text">
      <style:text-properties fo:font-size="14pt" style:font-size-asian="14pt" style:font-size-complex="14pt" fo:language="ru" fo:country="RU"/>
    </style:style>
    <style:style style:name="T1417" style:parent-style-name="DefaultParagraphFont" style:family="text">
      <style:text-properties fo:font-size="14pt" style:font-size-asian="14pt" style:font-size-complex="14pt" fo:language="ru" fo:country="RU"/>
    </style:style>
    <style:style style:name="T1418" style:parent-style-name="DefaultParagraphFont" style:family="text">
      <style:text-properties fo:font-size="14pt" style:font-size-asian="14pt" style:font-size-complex="14pt"/>
    </style:style>
    <style:style style:name="T1419" style:parent-style-name="DefaultParagraphFont" style:family="text">
      <style:text-properties fo:font-size="14pt" style:font-size-asian="14pt" style:font-size-complex="14pt" fo:language="ru" fo:country="RU"/>
    </style:style>
    <style:style style:name="T1420" style:parent-style-name="DefaultParagraphFont" style:family="text">
      <style:text-properties fo:font-size="14pt" style:font-size-asian="14pt" style:font-size-complex="14pt" fo:language="ru" fo:country="RU"/>
    </style:style>
    <style:style style:name="T1421" style:parent-style-name="DefaultParagraphFont" style:family="text">
      <style:text-properties fo:font-size="14pt" style:font-size-asian="14pt" style:font-size-complex="14pt"/>
    </style:style>
    <style:style style:name="T1422" style:parent-style-name="DefaultParagraphFont" style:family="text">
      <style:text-properties fo:font-size="14pt" style:font-size-asian="14pt" style:font-size-complex="14pt" fo:language="ru" fo:country="RU"/>
    </style:style>
    <style:style style:name="T1423" style:parent-style-name="DefaultParagraphFont" style:family="text">
      <style:text-properties fo:font-size="14pt" style:font-size-asian="14pt" style:font-size-complex="14pt" fo:language="ru" fo:country="RU"/>
    </style:style>
    <style:style style:name="T1424" style:parent-style-name="DefaultParagraphFont" style:family="text">
      <style:text-properties fo:font-size="14pt" style:font-size-asian="14pt" style:font-size-complex="14pt" fo:language="ru" fo:country="RU"/>
    </style:style>
    <style:style style:name="T1425" style:parent-style-name="DefaultParagraphFont" style:family="text">
      <style:text-properties fo:font-size="14pt" style:font-size-asian="14pt" style:font-size-complex="14pt"/>
    </style:style>
    <style:style style:name="T1426" style:parent-style-name="DefaultParagraphFont" style:family="text">
      <style:text-properties fo:font-size="14pt" style:font-size-asian="14pt" style:font-size-complex="14pt" fo:language="ru" fo:country="RU"/>
    </style:style>
    <style:style style:name="T1427" style:parent-style-name="DefaultParagraphFont" style:family="text">
      <style:text-properties fo:font-size="14pt" style:font-size-asian="14pt" style:font-size-complex="14pt" fo:language="ru" fo:country="RU"/>
    </style:style>
    <style:style style:name="T1428" style:parent-style-name="DefaultParagraphFont" style:family="text">
      <style:text-properties fo:font-size="14pt" style:font-size-asian="14pt" style:font-size-complex="14pt"/>
    </style:style>
    <style:style style:name="T1429" style:parent-style-name="DefaultParagraphFont" style:family="text">
      <style:text-properties fo:font-size="14pt" style:font-size-asian="14pt" style:font-size-complex="14pt" fo:language="ru" fo:country="RU"/>
    </style:style>
    <style:style style:name="P1430" style:parent-style-name="Standard" style:family="paragraph">
      <style:text-properties fo:font-size="14pt" style:font-size-asian="14pt" style:font-size-complex="14pt" fo:language="ru" fo:country="RU"/>
    </style:style>
    <style:style style:name="T1431" style:parent-style-name="DefaultParagraphFont" style:family="text">
      <style:text-properties fo:font-size="14pt" style:font-size-asian="14pt" style:font-size-complex="14pt" fo:language="ru" fo:country="RU"/>
    </style:style>
    <style:style style:name="T1432" style:parent-style-name="DefaultParagraphFont" style:family="text">
      <style:text-properties fo:font-size="14pt" style:font-size-asian="14pt" style:font-size-complex="14pt"/>
    </style:style>
    <style:style style:name="T1433" style:parent-style-name="DefaultParagraphFont" style:family="text">
      <style:text-properties fo:font-size="14pt" style:font-size-asian="14pt" style:font-size-complex="14pt" fo:language="ru" fo:country="RU"/>
    </style:style>
    <style:style style:name="T1434" style:parent-style-name="DefaultParagraphFont" style:family="text">
      <style:text-properties fo:font-size="14pt" style:font-size-asian="14pt" style:font-size-complex="14pt" fo:language="ru" fo:country="RU"/>
    </style:style>
    <style:style style:name="T1435" style:parent-style-name="DefaultParagraphFont" style:family="text">
      <style:text-properties fo:font-size="14pt" style:font-size-asian="14pt" style:font-size-complex="14pt"/>
    </style:style>
    <style:style style:name="T1436" style:parent-style-name="DefaultParagraphFont" style:family="text">
      <style:text-properties fo:font-size="14pt" style:font-size-asian="14pt" style:font-size-complex="14pt" fo:language="ru" fo:country="RU"/>
    </style:style>
    <style:style style:name="T1437" style:parent-style-name="DefaultParagraphFont" style:family="text">
      <style:text-properties fo:font-size="14pt" style:font-size-asian="14pt" style:font-size-complex="14pt" fo:language="ru" fo:country="RU"/>
    </style:style>
    <style:style style:name="T1438" style:parent-style-name="DefaultParagraphFont" style:family="text">
      <style:text-properties fo:font-size="14pt" style:font-size-asian="14pt" style:font-size-complex="14pt"/>
    </style:style>
    <style:style style:name="T1439" style:parent-style-name="DefaultParagraphFont" style:family="text">
      <style:text-properties fo:font-size="14pt" style:font-size-asian="14pt" style:font-size-complex="14pt" fo:language="ru" fo:country="RU"/>
    </style:style>
    <style:style style:name="T1440" style:parent-style-name="DefaultParagraphFont" style:family="text">
      <style:text-properties fo:font-size="14pt" style:font-size-asian="14pt" style:font-size-complex="14pt" fo:language="ru" fo:country="RU"/>
    </style:style>
    <style:style style:name="P1441" style:parent-style-name="Standard" style:family="paragraph">
      <style:text-properties fo:font-size="14pt" style:font-size-asian="14pt" style:font-size-complex="14pt" fo:language="ru" fo:country="RU"/>
    </style:style>
    <style:style style:name="P1442" style:parent-style-name="Standard" style:family="paragraph">
      <style:text-properties fo:font-size="14pt" style:font-size-asian="14pt" style:font-size-complex="14pt" fo:language="ru" fo:country="RU"/>
    </style:style>
    <style:style style:name="T1443" style:parent-style-name="DefaultParagraphFont" style:family="text">
      <style:text-properties fo:font-size="14pt" style:font-size-asian="14pt" style:font-size-complex="14pt"/>
    </style:style>
    <style:style style:name="T1444" style:parent-style-name="DefaultParagraphFont" style:family="text">
      <style:text-properties fo:font-size="14pt" style:font-size-asian="14pt" style:font-size-complex="14pt" fo:language="ru" fo:country="RU"/>
    </style:style>
    <style:style style:name="T1445" style:parent-style-name="DefaultParagraphFont" style:family="text">
      <style:text-properties fo:font-size="14pt" style:font-size-asian="14pt" style:font-size-complex="14pt"/>
    </style:style>
    <style:style style:name="T1446" style:parent-style-name="DefaultParagraphFont" style:family="text">
      <style:text-properties fo:font-size="14pt" style:font-size-asian="14pt" style:font-size-complex="14pt" fo:language="ru" fo:country="RU"/>
    </style:style>
    <style:style style:name="T1447" style:parent-style-name="DefaultParagraphFont" style:family="text">
      <style:text-properties fo:font-size="14pt" style:font-size-asian="14pt" style:font-size-complex="14pt"/>
    </style:style>
    <style:style style:name="T1448" style:parent-style-name="DefaultParagraphFont" style:family="text">
      <style:text-properties fo:font-size="14pt" style:font-size-asian="14pt" style:font-size-complex="14pt" fo:language="ru" fo:country="RU"/>
    </style:style>
    <style:style style:name="T1449" style:parent-style-name="DefaultParagraphFont" style:family="text">
      <style:text-properties fo:font-size="14pt" style:font-size-asian="14pt" style:font-size-complex="14pt"/>
    </style:style>
    <style:style style:name="T1450" style:parent-style-name="DefaultParagraphFont" style:family="text">
      <style:text-properties fo:font-size="14pt" style:font-size-asian="14pt" style:font-size-complex="14pt" fo:language="ru" fo:country="RU"/>
    </style:style>
    <style:style style:name="T1451" style:parent-style-name="DefaultParagraphFont" style:family="text">
      <style:text-properties fo:font-size="14pt" style:font-size-asian="14pt" style:font-size-complex="14pt"/>
    </style:style>
    <style:style style:name="T1452" style:parent-style-name="DefaultParagraphFont" style:family="text">
      <style:text-properties fo:font-size="14pt" style:font-size-asian="14pt" style:font-size-complex="14pt" fo:language="ru" fo:country="RU"/>
    </style:style>
    <style:style style:name="P1453" style:parent-style-name="Standard" style:family="paragraph">
      <style:text-properties fo:font-size="14pt" style:font-size-asian="14pt" style:font-size-complex="14pt" fo:language="ru" fo:country="RU"/>
    </style:style>
    <style:style style:name="P1454" style:parent-style-name="Standard" style:family="paragraph">
      <style:text-properties fo:font-size="14pt" style:font-size-asian="14pt" style:font-size-complex="14pt" fo:language="ru" fo:country="RU"/>
    </style:style>
    <style:style style:name="P1455" style:parent-style-name="Standard" style:family="paragraph">
      <style:text-properties fo:font-size="14pt" style:font-size-asian="14pt" style:font-size-complex="14pt" fo:language="ru" fo:country="RU"/>
    </style:style>
    <style:style style:name="P145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1457" style:parent-style-name="DefaultParagraphFont" style:family="text">
      <style:text-properties fo:font-size="14pt" style:font-size-asian="14pt" style:font-size-complex="14pt" fo:language="ru" fo:country="RU"/>
    </style:style>
    <style:style style:name="T1458" style:parent-style-name="DefaultParagraphFont" style:family="text">
      <style:text-properties fo:font-size="14pt" style:font-size-asian="14pt" style:font-size-complex="14pt"/>
    </style:style>
    <style:style style:name="P1459" style:parent-style-name="Standard" style:family="paragraph">
      <style:text-properties fo:font-size="14pt" style:font-size-asian="14pt" style:font-size-complex="14pt"/>
    </style:style>
    <style:style style:name="P1460" style:parent-style-name="Standard" style:family="paragraph">
      <style:text-properties fo:font-size="14pt" style:font-size-asian="14pt" style:font-size-complex="14pt"/>
    </style:style>
    <style:style style:name="T1461" style:parent-style-name="DefaultParagraphFont" style:family="text">
      <style:text-properties fo:font-size="14pt" style:font-size-asian="14pt" style:font-size-complex="14pt" fo:language="ru" fo:country="RU"/>
    </style:style>
    <style:style style:name="T1462" style:parent-style-name="DefaultParagraphFont" style:family="text">
      <style:text-properties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МИНИСТЕРСТВО ЦИФРОВОГО РАЗВИТИЯ, СВЯЗИ И МАССОВЫХ</text:span></text:p>
      <text:p text:style-name="P3"><text:span text:style-name="T4">КОММУНИКАЦИЙ РОССИЙСКОЙ ФЕДЕРАЦИИ</text:span></text:p>
      <text:p text:style-name="P5"><text:span text:style-name="T6">Ордена Трудового Красного Знамени федеральное государственное бюджетное образовательное учреждение высшего образования<text:s/></text:span><text:span text:style-name="T7">  </text:span><text:span text:style-name="T8">«Московский<text:s/></text:span><text:span text:style-name="T9">технический университет связи и информатики»</text:span></text:p>
      <text:p text:style-name="P10"><text:span text:style-name="T11"><draw:frame draw:style-name="a0" draw:name="Picture 1" text:anchor-type="as-char" svg:x="0in" svg:y="0in" svg:width="6.4953in" svg:height="0.0209in" style:rel-width="scale" style:rel-height="scale"><draw:image xlink:href="media/image1.gif" xlink:type="simple" xlink:show="embed" xlink:actuate="onLoad"/><svg:title/><svg:desc/></draw:frame></text:span></text:p>
      <text:p text:style-name="P12"><text:span text:style-name="T13">Кафедра"Системное программирование"</text:span></text:p>
      <text:p text:style-name="P14"><text:span text:style-name="T15">  </text:span></text:p>
      <text:p text:style-name="P16"><text:span text:style-name="T17">  </text:span></text:p>
      <text:p text:style-name="P18"><text:span text:style-name="T19">  </text:span></text:p>
      <text:p text:style-name="P20"/>
      <text:p text:style-name="P21"><text:span text:style-name="T22">Лабораторная работа № 7</text:span><text:span text:style-name="T23"><text:s/>Вариант № 29</text:span></text:p>
      <text:p text:style-name="P24"><text:span text:style-name="T25">По дисциплине</text:span></text:p>
      <text:p text:style-name="P26"><text:span text:style-name="T27">“Информационные технологии и программирование”</text:span></text:p>
      <text:p text:style-name="P28"/>
      <text:p text:style-name="P29"><text:span text:style-name="T30"><text:s/></text:span></text:p>
      <text:p text:style-name="P31"><text:span text:style-name="T32">Выполнил: студент гр. БВТ2201</text:span></text:p>
      <text:p text:style-name="P33"><text:span text:style-name="T34">Шамсутдинов Р.Ф.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Москва, 2023 г</text:span></text:p>
      <text:p text:style-name="P51"/>
      <text:p text:style-name="P52"><text:span text:style-name="T53">Первое задание:</text:span></text:p>
      <text:p text:style-name="P54"><text:span text:style-name="T55">import<text:s/></text:span><text:span text:style-name="T56">java.util.Arrays</text:span><text:span text:style-name="T57">;</text:span><text:span text:style-name="T58"><text:line-break/></text:span><text:span text:style-name="T59"><text:line-break/></text:span><text:span text:style-name="T60">public class<text:s/></text:span><text:span text:style-name="T61">CountSum<text:s/></text:span><text:span text:style-name="T62">extends<text:s/></text:span><text:span text:style-name="T63">Thread</text:span><text:span text:style-name="T64">{</text:span><text:span text:style-name="T65"><text:line-break/></text:span><text:span text:style-name="T66"><text:line-break/></text:span><text:span text:style-name="T67"><text:s text:c="4"/></text:span><text:span text:style-name="T68">private int</text:span><text:span text:style-name="T69">[]<text:s/></text:span><text:span text:style-name="T70">array</text:span><text:span text:style-name="T71">;</text:span><text:span text:style-name="T72"><text:line-break/></text:span><text:span text:style-name="T73"><text:s text:c="4"/></text:span><text:span text:style-name="T74">private int<text:s/></text:span><text:span text:style-name="T75">sum<text:s/></text:span><text:span text:style-name="T76">=<text:s/></text:span><text:span text:style-name="T77">0</text:span><text:span text:style-name="T78">;</text:span><text:span text:style-name="T79"><text:line-break/></text:span><text:span text:style-name="T80"><text:line-break/></text:span><text:span text:style-name="T81"><text:s text:c="4"/></text:span><text:span text:style-name="T82">public<text:s/></text:span><text:span text:style-name="T83">CountSum</text:span><text:span text:style-name="T84">(</text:span><text:span text:style-name="T85">int</text:span><text:span text:style-name="T86">[]<text:s/></text:span><text:span text:style-name="T87">array</text:span><text:span text:style-name="T88">){</text:span><text:span text:style-name="T89"><text:line-break/></text:span><text:span text:style-name="T90"><text:s text:c="8"/></text:span><text:span text:style-name="T91">this</text:span><text:span text:style-name="T92">.</text:span><text:span text:style-name="T93">array<text:s/></text:span><text:span text:style-name="T94">=<text:s/></text:span><text:span text:style-name="T95">array</text:span><text:span text:style-name="T96">;</text:span><text:span text:style-name="T97"><text:line-break/></text:span><text:span text:style-name="T98"><text:s text:c="4"/>}</text:span><text:span text:style-name="T99"><text:line-break/></text:span><text:span text:style-name="T100"><text:line-break/></text:span><text:span text:style-name="T101"><text:s text:c="4"/></text:span><text:span text:style-name="T102">@Override</text:span><text:span text:style-name="T103"><text:line-break/></text:span><text:span text:style-name="T104"><text:s text:c="4"/></text:span><text:span text:style-name="T105">public void<text:s/></text:span><text:span text:style-name="T106">run</text:span><text:span text:style-name="T107">(){</text:span><text:span text:style-name="T108"><text:line-break/></text:span><text:span text:style-name="T109"><text:s text:c="8"/></text:span><text:span text:style-name="T110">calculateSum</text:span><text:span text:style-name="T111">();</text:span><text:span text:style-name="T112"><text:line-break/></text:span><text:span text:style-name="T113"><text:s text:c="4"/>}</text:span><text:span text:style-name="T114"><text:line-break/></text:span><text:span text:style-name="T115"><text:s text:c="4"/></text:span><text:span text:style-name="T116">private void<text:s/></text:span><text:span text:style-name="T117">calculateSum</text:span><text:span text:style-name="T118">(){</text:span><text:span text:style-name="T119"><text:line-break/></text:span><text:span text:style-name="T120"><text:s text:c="8"/></text:span><text:span text:style-name="T121">for<text:s/></text:span><text:span text:style-name="T122">(</text:span><text:span text:style-name="T123">int<text:s/></text:span><text:span text:style-name="T124">item:<text:s/></text:span><text:span text:style-name="T125">array</text:span><text:span text:style-name="T126">){</text:span><text:span text:style-name="T127"><text:line-break/></text:span><text:span text:style-name="T128"><text:s text:c="12"/></text:span><text:span text:style-name="T129">sum<text:s/></text:span><text:span text:style-name="T130">+= item;</text:span><text:span text:style-name="T131"><text:line-break/></text:span><text:span text:style-name="T132"><text:s text:c="5"/></text:span><text:span text:style-name="T133"><text:s text:c="7"/></text:span><text:span text:style-name="T134">System</text:span><text:span text:style-name="T135">.</text:span><text:span text:style-name="T136">out</text:span><text:span text:style-name="T137">.</text:span><text:span text:style-name="T138">println</text:span><text:span text:style-name="T139">(</text:span><text:span text:style-name="T140">sum<text:s/></text:span><text:span text:style-name="T141">+<text:s/></text:span><text:span text:style-name="T142">" из "<text:s/></text:span><text:span text:style-name="T143">+<text:s/></text:span><text:span text:style-name="T144">Arrays</text:span><text:span text:style-name="T145">.</text:span><text:span text:style-name="T146">toString</text:span><text:span text:style-name="T147">(</text:span><text:span text:style-name="T148">array</text:span><text:span text:style-name="T149">));</text:span><text:span text:style-name="T150"><text:line-break/></text:span><text:span text:style-name="T151"><text:line-break/></text:span><text:span text:style-name="T152"><text:s text:c="8"/>}</text:span><text:span text:style-name="T153"><text:line-break/></text:span><text:span text:style-name="T154"><text:s text:c="4"/>}</text:span><text:span text:style-name="T155"><text:line-break/></text:span><text:span text:style-name="T156"><text:s text:c="4"/></text:span><text:span text:style-name="T157">public int<text:s/></text:span><text:span text:style-name="T158">getSum</text:span><text:span text:style-name="T159">(){</text:span><text:span text:style-name="T160"><text:line-break/></text:span><text:span text:style-name="T161"><text:s text:c="8"/></text:span><text:span text:style-name="T162">return<text:s/></text:span><text:span text:style-name="T163">sum</text:span><text:span text:style-name="T164">;</text:span><text:span text:style-name="T165"><text:line-break/></text:span><text:span text:style-name="T166"><text:s text:c="4"/>}</text:span><text:span text:style-name="T167"><text:line-break/></text:span><text:span text:style-name="T168">}</text:span></text:p>
      <text:p text:style-name="P169"><text:s/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>Второе задание:</text:p>
      <text:p text:style-name="P186"/>
      <text:p text:style-name="P187"><text:span text:style-name="T188">import<text:s/></text:span><text:span text:style-name="T189">java.lang.reflect.Array</text:span><text:span text:style-name="T190">;</text:span><text:span text:style-name="T191"><text:line-break/></text:span><text:span text:style-name="T192">import<text:s/></text:span><text:span text:style-name="T193">java.util.Arrays</text:span><text:span text:style-name="T194">;</text:span><text:span text:style-name="T195"><text:line-break/></text:span><text:span text:style-name="T196"><text:line-break/></text:span><text:span text:style-name="T197">class<text:s/></text:span><text:span text:style-name="T198">MaxElementFinder<text:s/></text:span><text:span text:style-name="T199">implements<text:s/></text:span><text:span text:style-name="T200">Runnable<text:s/></text:span><text:span text:style-name="T201">{</text:span><text:span text:style-name="T202"><text:line-break/></text:span><text:span text:style-name="T203"><text:s text:c="4"/></text:span><text:span text:style-name="T204">private int</text:span><text:span text:style-name="T205">[]<text:s/></text:span><text:span text:style-name="T206">row</text:span><text:span text:style-name="T207">;</text:span><text:span text:style-name="T208"><text:line-break/></text:span><text:span text:style-name="T209"><text:s text:c="4"/></text:span><text:span text:style-name="T210">private int<text:s/></text:span><text:span text:style-name="T211">maxElement<text:s/></text:span><text:span text:style-name="T212">=<text:s/></text:span><text:span text:style-name="T213">Integer</text:span><text:span text:style-name="T214">.</text:span><text:span text:style-name="T215">MIN_VALUE</text:span><text:span text:style-name="T216">;</text:span><text:span text:style-name="T217"><text:line-break/></text:span><text:span text:style-name="T218"><text:line-break/></text:span><text:span text:style-name="T219"><text:s text:c="4"/></text:span><text:span text:style-name="T220">public<text:s/></text:span><text:span text:style-name="T221">MaxElementFinder</text:span><text:span text:style-name="T222">(</text:span><text:span text:style-name="T223">int</text:span><text:span text:style-name="T224">[]<text:s/></text:span><text:span text:style-name="T225">row</text:span><text:span text:style-name="T226">) {</text:span><text:span text:style-name="T227"><text:line-break/></text:span><text:span text:style-name="T228"><text:s text:c="8"/></text:span><text:span text:style-name="T229">this</text:span><text:span text:style-name="T230">.</text:span><text:span text:style-name="T231">row<text:s/></text:span><text:span text:style-name="T232">=<text:s/></text:span><text:span text:style-name="T233">row</text:span><text:span text:style-name="T234">;</text:span><text:span text:style-name="T235"><text:line-break/></text:span><text:span text:style-name="T236"><text:s text:c="4"/>}</text:span><text:span text:style-name="T237"><text:line-break/></text:span><text:span text:style-name="T238"><text:s text:c="4"/></text:span><text:span text:style-name="T239">@Override</text:span><text:span text:style-name="T240"><text:line-break/></text:span><text:span text:style-name="T241"><text:s text:c="4"/></text:span><text:span text:style-name="T242">public void<text:s/></text:span><text:span text:style-name="T243">run</text:span><text:span text:style-name="T244">() {</text:span><text:span text:style-name="T245"><text:line-break/></text:span><text:span text:style-name="T246"><text:s text:c="8"/></text:span><text:span text:style-name="T247">findMax</text:span><text:span text:style-name="T248">();</text:span><text:span text:style-name="T249"><text:line-break/></text:span><text:span text:style-name="T250"><text:s text:c="4"/>}</text:span><text:span text:style-name="T251"><text:line-break/></text:span><text:span text:style-name="T252"><text:s text:c="4"/></text:span><text:span text:style-name="T253">private void<text:s/></text:span><text:span text:style-name="T254">findMax</text:span><text:span text:style-name="T255">(){</text:span><text:span text:style-name="T256"><text:line-break/></text:span><text:span text:style-name="T257"><text:s text:c="8"/></text:span><text:span text:style-name="T258">for<text:s/></text:span><text:span text:style-name="T259">(</text:span><text:span text:style-name="T260">int<text:s/></text:span><text:span text:style-name="T261">item :<text:s/></text:span><text:span text:style-name="T262">row</text:span><text:span text:style-name="T263">) {</text:span><text:span text:style-name="T264"><text:line-break/></text:span><text:span text:style-name="T265"><text:s text:c="12"/></text:span><text:span text:style-name="T266">if</text:span><text:span text:style-name="T267"><text:s/></text:span><text:span text:style-name="T268">(item &gt;<text:s/></text:span><text:span text:style-name="T269">maxElement</text:span><text:span text:style-name="T270">) {</text:span><text:span text:style-name="T271"><text:line-break/></text:span><text:span text:style-name="T272"><text:s text:c="16"/></text:span><text:span text:style-name="T273">maxElement<text:s/></text:span><text:span text:style-name="T274">= item;</text:span><text:span text:style-name="T275"><text:line-break/></text:span><text:span text:style-name="T276"><text:s text:c="12"/>}</text:span><text:span text:style-name="T277"><text:line-break/></text:span><text:span text:style-name="T278"><text:s text:c="8"/>}</text:span><text:span text:style-name="T279"><text:line-break/></text:span><text:span text:style-name="T280"><text:s text:c="4"/>}</text:span><text:span text:style-name="T281"><text:line-break/></text:span><text:span text:style-name="T282"><text:s text:c="4"/></text:span><text:span text:style-name="T283">public int<text:s/></text:span><text:span text:style-name="T284">getMaxElement</text:span><text:span text:style-name="T285">() {</text:span><text:span text:style-name="T286"><text:line-break/></text:span><text:span text:style-name="T287"><text:s text:c="8"/></text:span><text:span text:style-name="T288">System</text:span><text:span text:style-name="T289">.</text:span><text:span text:style-name="T290">out</text:span><text:span text:style-name="T291">.</text:span><text:span text:style-name="T292">println</text:span><text:span text:style-name="T293">(</text:span><text:span text:style-name="T294">maxElement<text:s/></text:span><text:span text:style-name="T295">+<text:s/></text:span><text:span text:style-name="T296">" наибольшее в "<text:s/></text:span><text:span text:style-name="T297">+<text:s/></text:span><text:span text:style-name="T298">Arrays</text:span><text:span text:style-name="T299">.</text:span><text:span text:style-name="T300">toString</text:span><text:span text:style-name="T301">(</text:span><text:span text:style-name="T302">row</text:span><text:span text:style-name="T303">));</text:span><text:span text:style-name="T304"><text:line-break/></text:span><text:span text:style-name="T305"><text:s text:c="8"/></text:span><text:span text:style-name="T306">return<text:s/></text:span><text:span text:style-name="T307">maxElement</text:span><text:span text:style-name="T308">;</text:span><text:span text:style-name="T309"><text:line-break/></text:span><text:span text:style-name="T310"><text:s text:c="4"/>}</text:span><text:span text:style-name="T311"><text:line-break/></text:span><text:span text:style-name="T312">}</text:span><text:span text:style-name="T313"><text:line-break/></text:span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>Третье задание:</text:p>
      <text:p text:style-name="P329"><text:s/></text:p>
      <text:p text:style-name="P330"><text:span text:style-name="T331">import<text:s/></text:span><text:span text:style-name="T332">java.util.concurrent.CyclicBarrier</text:span><text:span text:style-name="T333">;</text:span><text:span text:style-name="T334"><text:line-break/></text:span><text:span text:style-name="T335">import<text:s/></text:span><text:span text:style-name="T336">java.util.concurrent.atomic.AtomicInteger</text:span><text:span text:style-name="T337">;</text:span><text:span text:style-name="T338"><text:line-break/></text:span><text:span text:style-name="T339">import<text:s/></text:span><text:span text:style-name="T340">java.util.concurrent.locks.Lock</text:span><text:span text:style-name="T341">;</text:span><text:span text:style-name="T342"><text:line-break/></text:span><text:span text:style-name="T343">import<text:s/></text:span><text:span text:style-name="T344">java.util.concurrent.locks.ReentrantLock</text:span><text:span text:style-name="T345">;</text:span><text:span text:style-name="T346"><text:line-break/></text:span><text:span text:style-name="T347">import<text:s/></text:span><text:span text:style-name="T348">java.util.Random</text:span><text:span text:style-name="T349">;</text:span><text:span text:style-name="T350"><text:line-break/></text:span><text:span text:style-name="T351"><text:line-break/></text:span><text:span text:style-name="T352"><text:line-break/></text:span><text:span text:style-name="T353">public class<text:s/></text:span><text:span text:style-name="T354">WarehouseTransfer<text:s/></text:span><text:span text:style-name="T355">{</text:span><text:span text:style-name="T356"><text:line-break/></text:span><text:span text:style-name="T357"><text:s text:c="4"/></text:span><text:span text:style-name="T358">private static final int<text:s/></text:span><text:span text:style-name="T359">NUM_LOADERS<text:s/></text:span><text:span text:style-name="T360">=<text:s/></text:span><text:span text:style-name="T361">3</text:span><text:span text:style-name="T362">;</text:span><text:span text:style-name="T363"><text:line-break/></text:span><text:span text:style-name="T364"><text:s text:c="4"/></text:span><text:span text:style-name="T365">private static final int<text:s/></text:span><text:span text:style-name="T366">MAX_WEIGHT<text:s/></text:span><text:span text:style-name="T367">=<text:s/></text:span><text:span text:style-name="T368">150</text:span><text:span text:style-name="T369">;</text:span><text:span text:style-name="T370"><text:line-break/></text:span><text:span text:style-name="T371"><text:s text:c="4"/></text:span><text:span text:style-name="T372">private static final int<text:s/></text:span><text:span text:style-name="T373">NUM_PRODUCTS<text:s/></text:span><text:span text:style-name="T374">=<text:s/></text:span><text:span text:style-name="T375">MAX_WEIGHT<text:s/></text:span><text:span text:style-name="T376">*<text:s/></text:span><text:span text:style-name="T377">NUM_LOADERS</text:span><text:span text:style-name="T378">;</text:span><text:span text:style-name="T379"><text:line-break/></text:span><text:span text:style-name="T380"><text:s text:c="4"/></text:span><text:span text:style-name="T381">private static<text:s/></text:span><text:span text:style-name="T382">AtomicInteger<text:s/></text:span><text:span text:style-name="T383">index<text:s/></text:span><text:span text:style-name="T384">=<text:s/></text:span><text:span text:style-name="T385">new<text:s/></text:span><text:span text:style-name="T386">AtomicInteger</text:span><text:span text:style-name="T387">(</text:span><text:span text:style-name="T388">0</text:span><text:span text:style-name="T389">);<text:s/></text:span><text:span text:style-name="T390">// Use AtomicInteger</text:span><text:span text:style-name="T391"><text:line-break/></text:span><text:span text:style-name="T392"><text:line-break/></text:span><text:span text:style-name="T393"><text:s text:c="4"/></text:span><text:span text:style-name="T394">publ</text:span><text:span text:style-name="T395">ic static void<text:s/></text:span><text:span text:style-name="T396">main</text:span><text:span text:style-name="T397">(</text:span><text:span text:style-name="T398">String</text:span><text:span text:style-name="T399">[]<text:s/></text:span><text:span text:style-name="T400">args</text:span><text:span text:style-name="T401">) {</text:span><text:span text:style-name="T402"><text:line-break/></text:span><text:span text:style-name="T403"><text:s text:c="8"/></text:span><text:span text:style-name="T404">int</text:span><text:span text:style-name="T405">[] weights =<text:s/></text:span><text:span text:style-name="T406">generateWeights</text:span><text:span text:style-name="T407">(</text:span><text:span text:style-name="T408">NUM_PRODUCTS</text:span><text:span text:style-name="T409">);</text:span><text:span text:style-name="T410"><text:line-break/></text:span><text:span text:style-name="T411"><text:line-break/></text:span><text:span text:style-name="T412"><text:s text:c="8"/></text:span><text:span text:style-name="T413">Lock<text:s/></text:span><text:span text:style-name="T414">weightsLock =<text:s/></text:span><text:span text:style-name="T415">new<text:s/></text:span><text:span text:style-name="T416">ReentrantLock</text:span><text:span text:style-name="T417">();</text:span><text:span text:style-name="T418"><text:line-break/></text:span><text:span text:style-name="T419"><text:s text:c="8"/></text:span><text:span text:style-name="T420">CyclicBarrier<text:s/></text:span><text:span text:style-name="T421">barrier =<text:s/></text:span><text:span text:style-name="T422">new<text:s/></text:span><text:span text:style-name="T423">CyclicBarrier</text:span><text:span text:style-name="T424">(</text:span><text:span text:style-name="T425">NUM_LOADERS</text:span><text:span text:style-name="T426">, () -&gt; {</text:span><text:span text:style-name="T427"><text:line-break/></text:span><text:span text:style-name="T428"><text:s text:c="12"/></text:span><text:span text:style-name="T429">System</text:span><text:span text:style-name="T430">.</text:span><text:span text:style-name="T431">out</text:span><text:span text:style-name="T432">.</text:span><text:span text:style-name="T433">println</text:span><text:span text:style-name="T434">(</text:span><text:span text:style-name="T435">"Все грузчики доставили товары на другой склад"</text:span><text:span text:style-name="T436">);</text:span><text:span text:style-name="T437"><text:line-break/></text:span><text:span text:style-name="T438">// <text:s text:c="11"/>try {</text:span><text:span text:style-name="T439"><text:line-break/></text:span><text:span text:style-name="T440">// <text:s text:c="15"/>Thread.sleep(300);</text:span><text:span text:style-name="T441"><text:line-break/></text:span><text:span text:style-name="T442">// <text:s text:c="11"/>} catch (InterruptedException e) {</text:span><text:span text:style-name="T443"><text:line-break/></text:span><text:span text:style-name="T444">// <text:s text:c="15"/>throw new RuntimeException(e);</text:span><text:span text:style-name="T445"><text:line-break/></text:span><text:span text:style-name="T446">// <text:s text:c="11"/>}</text:span><text:span text:style-name="T447"><text:line-break/></text:span><text:span text:style-name="T448"><text:s text:c="8"/></text:span><text:span text:style-name="T449">});</text:span><text:span text:style-name="T450"><text:line-break/></text:span><text:span text:style-name="T451"><text:line-break/></text:span><text:span text:style-name="T452"><text:s text:c="8"/></text:span><text:span text:style-name="T453">Thread</text:span><text:span text:style-name="T454">[] loaders =<text:s/></text:span><text:span text:style-name="T455">new<text:s/></text:span><text:span text:style-name="T456">Thread</text:span><text:span text:style-name="T457">[</text:span><text:span text:style-name="T458">NUM_LOADERS</text:span><text:span text:style-name="T459">];</text:span><text:span text:style-name="T460"><text:line-break/></text:span><text:span text:style-name="T461"><text:s text:c="8"/></text:span><text:span text:style-name="T462">for<text:s/></text:span><text:span text:style-name="T463">(</text:span><text:span text:style-name="T464">int<text:s/></text:span><text:span text:style-name="T465">i =<text:s/></text:span><text:span text:style-name="T466">0</text:span><text:span text:style-name="T467">; i &lt;<text:s/></text:span><text:span text:style-name="T468">NUM_LOADERS</text:span><text:span text:style-name="T469">; i++) {</text:span><text:span text:style-name="T470"><text:line-break/></text:span><text:span text:style-name="T471"><text:s text:c="12"/>loaders[i] =<text:s/></text:span><text:span text:style-name="T472">new<text:s/></text:span><text:span text:style-name="T473">Thread</text:span><text:span text:style-name="T474">(</text:span><text:span text:style-name="T475">new<text:s/></text:span><text:span text:style-name="T476">Loader</text:span><text:span text:style-name="T477">(weightsLock, barrier,<text:s/></text:span><text:span text:style-name="T478">MAX_WEIGHT</text:span><text:span text:style-name="T479">, weights));</text:span><text:span text:style-name="T480"><text:line-break/></text:span><text:span text:style-name="T481"><text:s text:c="12"/>loaders[i].</text:span><text:span text:style-name="T482">start</text:span><text:span text:style-name="T483">();</text:span><text:span text:style-name="T484"><text:line-break/></text:span><text:span text:style-name="T485"><text:s text:c="8"/>}</text:span><text:span text:style-name="T486"><text:line-break/></text:span><text:span text:style-name="T487"><text:line-break/></text:span><text:span text:style-name="T488"><text:s text:c="8"/></text:span><text:span text:style-name="T489">for<text:s/></text:span><text:span text:style-name="T490">(</text:span><text:span text:style-name="T491">Thread<text:s/></text:span><text:span text:style-name="T492">loader : loaders) {</text:span><text:span text:style-name="T493"><text:line-break/></text:span><text:span text:style-name="T494"><text:s text:c="12"/></text:span><text:span text:style-name="T495">try<text:s/></text:span><text:span text:style-name="T496">{</text:span><text:span text:style-name="T497"><text:line-break/></text:span><text:span text:style-name="T498"><text:s text:c="15"/></text:span><text:span text:style-name="T499"><text:s/>loader.</text:span><text:span text:style-name="T500">join</text:span><text:span text:style-name="T501">();</text:span><text:span text:style-name="T502"><text:line-break/></text:span><text:span text:style-name="T503">// <text:s text:c="15"/>Thread.sleep(300);</text:span><text:span text:style-name="T504"><text:line-break/></text:span><text:span text:style-name="T505"><text:s text:c="12"/></text:span><text:span text:style-name="T506">}<text:s/></text:span><text:span text:style-name="T507">catch<text:s/></text:span><text:span text:style-name="T508">(</text:span><text:span text:style-name="T509">InterruptedException<text:s/></text:span><text:span text:style-name="T510">e</text:span><text:span text:style-name="T511">) {</text:span><text:span text:style-name="T512"><text:line-break/></text:span><text:span text:style-name="T513"><text:s text:c="16"/></text:span><text:span text:style-name="T514">throw new<text:s/></text:span><text:span text:style-name="T515">RuntimeException</text:span><text:span text:style-name="T516">(</text:span><text:span text:style-name="T517">e</text:span><text:span text:style-name="T518">);</text:span><text:span text:style-name="T519"><text:line-break/></text:span><text:span text:style-name="T520"><text:s text:c="12"/>}</text:span><text:span text:style-name="T521"><text:line-break/></text:span><text:span text:style-name="T522"><text:s text:c="8"/>}</text:span><text:span text:style-name="T523"><text:line-break/></text:span><text:span text:style-name="T524">// <text:s text:c="7"/>System.out.println(Arrays.toString(weights));</text:span><text:span text:style-name="T525"><text:line-break/></text:span><text:span text:style-name="T526"><text:s text:c="8"/></text:span><text:span text:style-name="T527">System</text:span><text:span text:style-name="T528">.</text:span><text:span text:style-name="T529">out</text:span><text:span text:style-name="T530">.</text:span><text:span text:style-name="T531">println</text:span><text:span text:style-name="T532">(</text:span><text:span text:style-name="T533">"Все грузчики завершили работу"</text:span><text:span text:style-name="T534">);</text:span><text:span text:style-name="T535"><text:line-break/></text:span><text:span text:style-name="T536"><text:s text:c="4"/>}</text:span><text:span text:style-name="T537"><text:line-break/></text:span><text:span text:style-name="T538"><text:line-break/></text:span><text:span text:style-name="T539"><text:s text:c="4"/></text:span><text:span text:style-name="T540">static class<text:s/></text:span><text:span text:style-name="T541">Loader<text:s/></text:span><text:span text:style-name="T542">implements<text:s/></text:span><text:span text:style-name="T543">Runnable<text:s/></text:span><text:span text:style-name="T544">{</text:span><text:span text:style-name="T545"><text:line-break/></text:span><text:span text:style-name="T546"><text:s text:c="8"/></text:span><text:span text:style-name="T547">private final<text:s/></text:span><text:span text:style-name="T548">Lock<text:s/></text:span><text:span text:style-name="T549">weightsLock</text:span><text:span text:style-name="T550">;</text:span><text:span text:style-name="T551"><text:line-break/></text:span><text:span text:style-name="T552"><text:s text:c="8"/></text:span><text:span text:style-name="T553">private final<text:s/></text:span><text:span text:style-name="T554">CyclicBarrier<text:s/></text:span><text:span text:style-name="T555">barrier</text:span><text:span text:style-name="T556">;</text:span><text:span text:style-name="T557"><text:line-break/></text:span><text:span text:style-name="T558"><text:s text:c="8"/></text:span><text:span text:style-name="T559">private final int<text:s/></text:span><text:span text:style-name="T560">maxWeight</text:span><text:span text:style-name="T561">;</text:span><text:span text:style-name="T562"><text:line-break/></text:span><text:span text:style-name="T563"><text:s text:c="8"/></text:span><text:span text:style-name="T564">private final int</text:span><text:span text:style-name="T565">[]<text:s/></text:span><text:span text:style-name="T566">weights</text:span><text:span text:style-name="T567">;</text:span><text:span text:style-name="T568"><text:line-break/></text:span><text:span text:style-name="T569"><text:s text:c="8"/></text:span><text:span text:style-name="T570">private boolean<text:s/></text:span><text:span text:style-name="T571">needToLoad<text:s/></text:span><text:span text:style-name="T572">=<text:s/></text:span><text:span text:style-name="T573">true</text:span><text:span text:style-name="T574">;</text:span><text:span text:style-name="T575"><text:line-break/></text:span><text:span text:style-name="T576"><text:s text:c="8"/></text:span><text:span text:style-name="T577">public<text:s/></text:span><text:span text:style-name="T578">Loader</text:span><text:span text:style-name="T579">(</text:span><text:span text:style-name="T580">Lock<text:s/></text:span><text:span text:style-name="T581">weightsLock</text:span><text:span text:style-name="T582">,<text:s/></text:span><text:span text:style-name="T583">CyclicBarrier<text:s/></text:span><text:span text:style-name="T584">barrier</text:span><text:span text:style-name="T585">,<text:s/></text:span><text:span text:style-name="T586">int<text:s/></text:span><text:span text:style-name="T587">maxWeight</text:span><text:span text:style-name="T588">,<text:s/></text:span><text:span text:style-name="T589">int</text:span><text:span text:style-name="T590">[]<text:s/></text:span><text:span text:style-name="T591">weights</text:span><text:span text:style-name="T592">) {</text:span><text:span text:style-name="T593"><text:line-break/></text:span><text:span text:style-name="T594"><text:s text:c="12"/></text:span><text:span text:style-name="T595">this</text:span><text:span text:style-name="T596">.</text:span><text:span text:style-name="T597">weightsLock<text:s/></text:span><text:span text:style-name="T598">=<text:s/></text:span><text:span text:style-name="T599">weightsLock</text:span><text:span text:style-name="T600">;</text:span><text:span text:style-name="T601"><text:line-break/></text:span><text:span text:style-name="T602"><text:s text:c="12"/></text:span><text:span text:style-name="T603">this</text:span><text:span text:style-name="T604">.</text:span><text:span text:style-name="T605">barrier<text:s/></text:span><text:span text:style-name="T606">=<text:s/></text:span><text:span text:style-name="T607">barrier</text:span><text:span text:style-name="T608">;</text:span><text:span text:style-name="T609"><text:line-break/></text:span><text:span text:style-name="T610"><text:s text:c="12"/></text:span><text:span text:style-name="T611">this</text:span><text:span text:style-name="T612">.</text:span><text:span text:style-name="T613">maxWeight<text:s/></text:span><text:span text:style-name="T614">=<text:s/></text:span><text:span text:style-name="T615">maxWeight</text:span><text:span text:style-name="T616">;</text:span><text:span text:style-name="T617"><text:line-break/></text:span><text:span text:style-name="T618"><text:s text:c="12"/></text:span><text:span text:style-name="T619">this</text:span><text:span text:style-name="T620">.</text:span><text:span text:style-name="T621">weights<text:s/></text:span><text:span text:style-name="T622">=<text:s/></text:span><text:span text:style-name="T623">weights</text:span><text:span text:style-name="T624">;</text:span><text:span text:style-name="T625"><text:line-break/></text:span><text:span text:style-name="T626"><text:s text:c="5"/></text:span><text:span text:style-name="T627"><text:s text:c="3"/>}</text:span><text:span text:style-name="T628"><text:line-break/></text:span><text:span text:style-name="T629"><text:line-break/></text:span><text:span text:style-name="T630"><text:s text:c="8"/></text:span><text:span text:style-name="T631">@Override</text:span><text:span text:style-name="T632"><text:line-break/></text:span><text:span text:style-name="T633"><text:s text:c="8"/></text:span><text:span text:style-name="T634">public void<text:s/></text:span><text:span text:style-name="T635">run</text:span><text:span text:style-name="T636">() {</text:span><text:span text:style-name="T637"><text:line-break/></text:span><text:span text:style-name="T638"><text:s text:c="12"/></text:span><text:span text:style-name="T639">int<text:s/></text:span><text:span text:style-name="T640">currentWeight =<text:s/></text:span><text:span text:style-name="T641">0</text:span><text:span text:style-name="T642">;</text:span><text:span text:style-name="T643"><text:line-break/></text:span><text:span text:style-name="T644"><text:line-break/></text:span><text:span text:style-name="T645"><text:s text:c="12"/></text:span><text:span text:style-name="T646">while<text:s/></text:span><text:span text:style-name="T647">(</text:span><text:span text:style-name="T648">needToLoad</text:span><text:span text:style-name="T649">) {</text:span><text:span text:style-name="T650"><text:line-break/></text:span><text:span text:style-name="T651">// <text:s text:c="15"/>System.out.println(Thread.currentThread().getName());</text:span><text:span text:style-name="T652"><text:line-break/></text:span><text:span text:style-name="T653"><text:s text:c="16"/></text:span><text:span text:style-name="T654">weightsLock</text:span><text:span text:style-name="T655">.</text:span><text:span text:style-name="T656">lock</text:span><text:span text:style-name="T657">();</text:span><text:span text:style-name="T658"><text:line-break/></text:span><text:span text:style-name="T659"><text:s text:c="16"/></text:span><text:span text:style-name="T660">try<text:s/></text:span><text:span text:style-name="T661">{</text:span><text:span text:style-name="T662"><text:line-break/></text:span><text:span text:style-name="T663"><text:line-break/></text:span><text:span text:style-name="T664"><text:s text:c="20"/></text:span><text:span text:style-name="T665">int<text:s/></text:span><text:span text:style-name="T666">currentIndex =<text:s/></text:span><text:span text:style-name="T667">index</text:span><text:span text:style-name="T668">.</text:span><text:span text:style-name="T669">getAndIncrement</text:span><text:span text:style-name="T670">();</text:span><text:span text:style-name="T671"><text:line-break/></text:span><text:span text:style-name="T672"><text:s text:c="20"/></text:span><text:span text:style-name="T673">if<text:s/></text:span><text:span text:style-name="T674">(curr</text:span><text:span text:style-name="T675">entIndex &lt;<text:s/></text:span><text:span text:style-name="T676">NUM_PRODUCTS<text:s/></text:span><text:span text:style-name="T677">&amp;&amp; currentWeight +<text:s/></text:span><text:span text:style-name="T678">weights</text:span><text:span text:style-name="T679">[currentIndex] &lt;=<text:s/></text:span><text:span text:style-name="T680">maxWeight</text:span><text:span text:style-name="T681">) {</text:span><text:span text:style-name="T682"><text:line-break/></text:span><text:span text:style-name="T683"><text:s text:c="24"/>currentWeight +=<text:s/></text:span><text:span text:style-name="T684">weights</text:span><text:span text:style-name="T685">[currentIndex];</text:span><text:span text:style-name="T686"><text:line-break/></text:span><text:span text:style-name="T687">// <text:s text:c="23"/>Thread.sleep(50);</text:span><text:span text:style-name="T688"><text:line-break/></text:span><text:span text:style-name="T689"><text:s text:c="24"/></text:span><text:span text:style-name="T690">System</text:span><text:span text:style-name="T691">.</text:span><text:span text:style-name="T692">out</text:span><text:span text:style-name="T693">.</text:span><text:span text:style-name="T694">println</text:span><text:span text:style-name="T695">(</text:span><text:span text:style-name="T696">"Грузчик "<text:s/></text:span><text:span text:style-name="T697">+<text:s/></text:span><text:span text:style-name="T698">Thread</text:span><text:span text:style-name="T699">.</text:span><text:span text:style-name="T700">currentThread</text:span><text:span text:style-name="T701">().</text:span><text:span text:style-name="T702">getName</text:span><text:span text:style-name="T703">() +<text:s/></text:span><text:span text:style-name="T704">" поднял "<text:s/></text:span><text:span text:style-name="T705">+<text:s/></text:span><text:span text:style-name="T706">weights</text:span><text:span text:style-name="T707">[currentIndex] +<text:s/></text:span><text:span text:style-name="T708">" кг товара, всего "<text:s/></text:span><text:span text:style-name="T709">+ currentWeight);</text:span><text:span text:style-name="T710"><text:line-break/></text:span><text:span text:style-name="T711"><text:s text:c="24"/></text:span><text:span text:style-name="T712">// Удаляем вес товара из массива, чтобы другие грузчики не могли взять его</text:span><text:span text:style-name="T713"><text:line-break/></text:span><text:span text:style-name="T714"><text:s text:c="24"/></text:span><text:span text:style-name="T715">weights</text:span><text:span text:style-name="T716">[currentIndex]<text:s/></text:span><text:span text:style-name="T717">=<text:s/></text:span><text:span text:style-name="T718">0</text:span><text:span text:style-name="T719">;</text:span><text:span text:style-name="T720"><text:line-break/></text:span><text:span text:style-name="T721"><text:line-break/></text:span><text:span text:style-name="T722"><text:s text:c="20"/>}<text:s/></text:span><text:span text:style-name="T723">else<text:s/></text:span><text:span text:style-name="T724">{</text:span><text:span text:style-name="T725"><text:line-break/></text:span><text:span text:style-name="T726"><text:s text:c="24"/></text:span><text:span text:style-name="T727">needToLoad<text:s/></text:span><text:span text:style-name="T728">=<text:s/></text:span><text:span text:style-name="T729">false</text:span><text:span text:style-name="T730">;</text:span><text:span text:style-name="T731"><text:line-break/></text:span><text:span text:style-name="T732"><text:s text:c="20"/>}</text:span><text:span text:style-name="T733"><text:line-break/></text:span><text:span text:style-name="T734">// <text:s text:c="15"/>} catch (InterruptedException e) {</text:span><text:span text:style-name="T735"><text:line-break/></text:span><text:span text:style-name="T736">// <text:s text:c="19"/>throw new RuntimeException(e);</text:span><text:span text:style-name="T737"><text:line-break/></text:span><text:span text:style-name="T738"><text:s text:c="16"/></text:span><text:span text:style-name="T739">}<text:s/></text:span><text:span text:style-name="T740">finally<text:s/></text:span><text:span text:style-name="T741">{</text:span><text:span text:style-name="T742"><text:line-break/></text:span><text:span text:style-name="T743"><text:s text:c="20"/></text:span><text:span text:style-name="T744">w</text:span><text:span text:style-name="T745">eightsLock</text:span><text:span text:style-name="T746">.</text:span><text:span text:style-name="T747">unlock</text:span><text:span text:style-name="T748">();</text:span><text:span text:style-name="T749"><text:line-break/></text:span><text:span text:style-name="T750"><text:s text:c="16"/>}</text:span><text:span text:style-name="T751"><text:line-break/></text:span><text:span text:style-name="T752"><text:s text:c="12"/>}</text:span><text:span text:style-name="T753"><text:line-break/></text:span><text:span text:style-name="T754"><text:line-break/></text:span><text:span text:style-name="T755"><text:s text:c="12"/></text:span><text:span text:style-name="T756">try<text:s/></text:span><text:span text:style-name="T757">{</text:span><text:span text:style-name="T758"><text:line-break/></text:span><text:span text:style-name="T759"><text:s text:c="16"/></text:span><text:span text:style-name="T760">barrier</text:span><text:span text:style-name="T761">.</text:span><text:span text:style-name="T762">await</text:span><text:span text:style-name="T763">();<text:s/></text:span><text:span text:style-name="T764">// Грузчик ждет остальных перед разгрузкой на другом складе</text:span><text:span text:style-name="T765"><text:line-break/></text:span><text:span text:style-name="T766"><text:s text:c="16"/></text:span><text:span text:style-name="T767">System</text:span><text:span text:style-name="T768">.</text:span><text:span text:style-name="T769">out</text:span><text:span text:style-name="T770">.</text:span><text:span text:style-name="T771">println</text:span><text:span text:style-name="T772">(</text:span><text:span text:style-name="T773">"Грузчик "<text:s/></text:span><text:span text:style-name="T774">+<text:s/></text:span><text:span text:style-name="T775">Thread</text:span><text:span text:style-name="T776">.</text:span><text:span text:style-name="T777">currentThread</text:span><text:span text:style-name="T778">().</text:span><text:span text:style-name="T779">getName</text:span><text:span text:style-name="T780">() +<text:s/></text:span><text:span text:style-name="T781">" разгружает товары на другом складе"</text:span><text:span text:style-name="T782">);</text:span><text:span text:style-name="T783"><text:line-break/></text:span><text:span text:style-name="T784"><text:s text:c="7"/></text:span><text:span text:style-name="T785"><text:s text:c="5"/>}<text:s/></text:span><text:span text:style-name="T786">catch<text:s/></text:span><text:span text:style-name="T787">(</text:span><text:span text:style-name="T788">Exception<text:s/></text:span><text:span text:style-name="T789">e</text:span><text:span text:style-name="T790">) {</text:span><text:span text:style-name="T791"><text:line-break/></text:span><text:span text:style-name="T792"><text:s text:c="16"/></text:span><text:span text:style-name="T793">e</text:span><text:span text:style-name="T794">.</text:span><text:span text:style-name="T795">printStackTrace</text:span><text:span text:style-name="T796">();</text:span><text:span text:style-name="T797"><text:line-break/></text:span><text:span text:style-name="T798"><text:s text:c="12"/>}</text:span><text:span text:style-name="T799"><text:line-break/></text:span><text:span text:style-name="T800"><text:s text:c="8"/>}</text:span><text:span text:style-name="T801"><text:line-break/></text:span><text:span text:style-name="T802"><text:s text:c="4"/>}</text:span><text:span text:style-name="T803"><text:line-break/></text:span><text:span text:style-name="T804"><text:line-break/></text:span><text:span text:style-name="T805"><text:s text:c="4"/></text:span><text:span text:style-name="T806">private static int</text:span><text:span text:style-name="T807">[]<text:s/></text:span><text:span text:style-name="T808">generateWeights</text:span><text:span text:style-name="T809">(</text:span><text:span text:style-name="T810">int<text:s/></text:span><text:span text:style-name="T811">numProducts</text:span><text:span text:style-name="T812">) {</text:span><text:span text:style-name="T813"><text:line-break/></text:span><text:span text:style-name="T814"><text:s text:c="8"/></text:span><text:span text:style-name="T815">int</text:span><text:span text:style-name="T816">[] weights =<text:s/></text:span><text:span text:style-name="T817">new int</text:span><text:span text:style-name="T818">[</text:span><text:span text:style-name="T819">numProducts</text:span><text:span text:style-name="T820">];</text:span><text:span text:style-name="T821"><text:line-break/></text:span><text:span text:style-name="T822"><text:s text:c="8"/></text:span><text:span text:style-name="T823">for<text:s/></text:span><text:span text:style-name="T824">(</text:span><text:span text:style-name="T825">int<text:s/></text:span><text:span text:style-name="T826">i =<text:s/></text:span><text:span text:style-name="T827">0</text:span><text:span text:style-name="T828">; i &lt;<text:s/></text:span><text:span text:style-name="T829">numProducts</text:span><text:span text:style-name="T830">; i++) {</text:span><text:span text:style-name="T831"><text:line-break/></text:span><text:span text:style-name="T832"><text:s text:c="12"/></text:span><text:span text:style-name="T833">Random<text:s/></text:span><text:span text:style-name="T834">rand =<text:s/></text:span><text:span text:style-name="T835">new<text:s/></text:span><text:span text:style-name="T836">Random</text:span><text:span text:style-name="T837">();</text:span><text:span text:style-name="T838"><text:line-break/></text:span><text:span text:style-name="T839"><text:s text:c="12"/></text:span><text:span text:style-name="T840">int<text:s/></text:span><text:span text:style-name="T841">randomNum = rand.</text:span><text:span text:style-name="T842">nextInt</text:span><text:span text:style-name="T843">(</text:span><text:span text:style-name="T844">30</text:span><text:span text:style-name="T845">) +<text:s/></text:span><text:span text:style-name="T846">1</text:span><text:span text:style-name="T847">;</text:span><text:span text:style-name="T848"><text:line-break/></text:span><text:span text:style-name="T849"><text:s text:c="12"/>weights[i] = randomNum;</text:span><text:span text:style-name="T850"><text:line-break/></text:span><text:span text:style-name="T851"><text:s text:c="8"/>}</text:span><text:span text:style-name="T852"><text:line-break/></text:span><text:span text:style-name="T853">// <text:s text:c="7"/>System.out.print</text:span><text:span text:style-name="T854">ln(Arrays.toString(weights));</text:span><text:span text:style-name="T855"><text:line-break/></text:span><text:span text:style-name="T856"><text:s text:c="8"/></text:span><text:span text:style-name="T857">return<text:s/></text:span><text:span text:style-name="T858">weights;</text:span><text:span text:style-name="T859"><text:line-break/></text:span><text:span text:style-name="T860"><text:s text:c="4"/>}</text:span><text:span text:style-name="T861"><text:line-break/></text:span><text:span text:style-name="T862">}</text:span><text:span text:style-name="T863"><text:line-break/></text:span></text:p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>Вызов всех задание в мейн файле:</text:p>
      <text:p text:style-name="P877"/>
      <text:p text:style-name="P878"><text:span text:style-name="T879">import<text:s/></text:span><text:span text:style-name="T880">java.util.Arrays</text:span><text:span text:style-name="T881">;</text:span><text:span text:style-name="T882"><text:line-break/></text:span><text:span text:style-name="T883"><text:line-break/></text:span><text:span text:style-name="T884">public class<text:s/></text:span><text:span text:style-name="T885">Main<text:s/></text:span><text:span text:style-name="T886">{</text:span><text:span text:style-name="T887"><text:line-break/></text:span><text:span text:style-name="T888"><text:s text:c="4"/></text:span><text:span text:style-name="T889">public static void<text:s/></text:span><text:span text:style-name="T890">main</text:span><text:span text:style-name="T891">(</text:span><text:span text:style-name="T892">String</text:span><text:span text:style-name="T893">[]<text:s/></text:span><text:span text:style-name="T894">args</text:span><text:span text:style-name="T895">) {</text:span><text:span text:style-name="T896"><text:line-break/></text:span><text:span text:style-name="T897"><text:s text:c="8"/></text:span><text:span text:style-name="T898">System</text:span><text:span text:style-name="T899">.</text:span><text:span text:style-name="T900">out</text:span><text:span text:style-name="T901">.</text:span><text:span text:style-name="T902">println</text:span><text:span text:style-name="T903">(</text:span><text:span text:style-name="T904">"1) First task: "</text:span><text:span text:style-name="T905">);</text:span><text:span text:style-name="T906"><text:line-break/></text:span><text:span text:style-name="T907"><text:s text:c="8"/></text:span><text:span text:style-name="T908">int</text:span><text:span text:style-name="T909">[] array = {</text:span><text:span text:style-name="T910">1</text:span><text:span text:style-name="T911">,</text:span><text:span text:style-name="T912">2</text:span><text:span text:style-name="T913">,</text:span><text:span text:style-name="T914">3</text:span><text:span text:style-name="T915">,</text:span><text:span text:style-name="T916">4</text:span><text:span text:style-name="T917">,</text:span><text:span text:style-name="T918">5</text:span><text:span text:style-name="T919">,</text:span><text:span text:style-name="T920">6</text:span><text:span text:style-name="T921">,</text:span><text:span text:style-name="T922">7</text:span><text:span text:style-name="T923">,</text:span><text:span text:style-name="T924">8</text:span><text:span text:style-name="T925">,</text:span><text:span text:style-name="T926">9</text:span><text:span text:style-name="T927">,</text:span><text:span text:style-name="T928">10</text:span><text:span text:style-name="T929">};</text:span><text:span text:style-name="T930"><text:line-break/></text:span><text:span text:style-name="T931"><text:s text:c="8"/></text:span><text:span text:style-name="T932">int</text:span><text:span text:style-name="T933">[] firstHalfOfArray =<text:s/></text:span><text:span text:style-name="T934">Arrays</text:span><text:span text:style-name="T935">.</text:span><text:span text:style-name="T936">copyOfRange</text:span><text:span text:style-name="T937">(array,<text:s/></text:span><text:span text:style-name="T938">0</text:span><text:span text:style-name="T939">, array.</text:span><text:span text:style-name="T940">length</text:span><text:span text:style-name="T941">/</text:span><text:span text:style-name="T942">2</text:span><text:span text:style-name="T943">);</text:span><text:span text:style-name="T944"><text:line-break/></text:span><text:span text:style-name="T945"><text:s text:c="8"/></text:span><text:span text:style-name="T946">int</text:span><text:span text:style-name="T947">[] secondHalfOfArray =<text:s/></text:span><text:span text:style-name="T948">Arrays</text:span><text:span text:style-name="T949">.</text:span><text:span text:style-name="T950">copyOfRange</text:span><text:span text:style-name="T951">(array, array.</text:span><text:span text:style-name="T952">length</text:span><text:span text:style-name="T953">/</text:span><text:span text:style-name="T954">2</text:span><text:span text:style-name="T955">, array.</text:span><text:span text:style-name="T956">length</text:span><text:span text:style-name="T957">);</text:span><text:span text:style-name="T958"><text:line-break/></text:span><text:span text:style-name="T959"><text:line-break/></text:span><text:span text:style-name="T960"><text:s text:c="8"/></text:span><text:span text:style-name="T961">CountSum<text:s/></text:span><text:span text:style-name="T962">firstThread =<text:s/></text:span><text:span text:style-name="T963">new<text:s/></text:span><text:span text:style-name="T964">CountSum</text:span><text:span text:style-name="T965">(firstHalfOfArray);</text:span><text:span text:style-name="T966"><text:line-break/></text:span><text:span text:style-name="T967"><text:s text:c="8"/></text:span><text:span text:style-name="T968">CountSum<text:s/></text:span><text:span text:style-name="T969">secondThread =<text:s/></text:span><text:span text:style-name="T970">new<text:s/></text:span><text:span text:style-name="T971">CountSum</text:span><text:span text:style-name="T972">(secondHalfOfArray);</text:span><text:span text:style-name="T973"><text:line-break/></text:span><text:span text:style-name="T974"><text:line-break/></text:span><text:span text:style-name="T975"><text:s text:c="8"/>firstThread.</text:span><text:span text:style-name="T976">start</text:span><text:span text:style-name="T977">();</text:span><text:span text:style-name="T978"><text:line-break/></text:span><text:span text:style-name="T979"><text:s text:c="6"/></text:span><text:span text:style-name="T980"><text:s text:c="2"/>secondThread.</text:span><text:span text:style-name="T981">start</text:span><text:span text:style-name="T982">();</text:span><text:span text:style-name="T983"><text:line-break/></text:span><text:span text:style-name="T984"><text:s text:c="8"/></text:span><text:span text:style-name="T985">try<text:s/></text:span><text:span text:style-name="T986">{</text:span><text:span text:style-name="T987"><text:line-break/></text:span><text:span text:style-name="T988"><text:s text:c="12"/>firstThread.</text:span><text:span text:style-name="T989">join</text:span><text:span text:style-name="T990">();</text:span><text:span text:style-name="T991"><text:line-break/></text:span><text:span text:style-name="T992"><text:s text:c="12"/>secondThread.</text:span><text:span text:style-name="T993">join</text:span><text:span text:style-name="T994">();</text:span><text:span text:style-name="T995"><text:line-break/></text:span><text:span text:style-name="T996"><text:s text:c="8"/>}<text:s/></text:span><text:span text:style-name="T997">catch<text:s/></text:span><text:span text:style-name="T998">(</text:span><text:span text:style-name="T999">InterruptedException<text:s/></text:span><text:span text:style-name="T1000">e</text:span><text:span text:style-name="T1001">){</text:span><text:span text:style-name="T1002"><text:line-break/></text:span><text:span text:style-name="T1003"><text:s text:c="12"/></text:span><text:span text:style-name="T1004">e</text:span><text:span text:style-name="T1005">.</text:span><text:span text:style-name="T1006">printStackTrace</text:span><text:span text:style-name="T1007">();</text:span><text:span text:style-name="T1008"><text:line-break/></text:span><text:span text:style-name="T1009"><text:s text:c="8"/>}</text:span><text:span text:style-name="T1010"><text:line-break/></text:span><text:span text:style-name="T1011"><text:line-break/></text:span><text:span text:style-name="T1012"><text:s text:c="8"/></text:span><text:span text:style-name="T1013">int<text:s/></text:span><text:span text:style-name="T1014">totalSum = firstThread.</text:span><text:span text:style-name="T1015">getSum</text:span><text:span text:style-name="T1016">() + secondThread.</text:span><text:span text:style-name="T1017">getSum</text:span><text:span text:style-name="T1018">();</text:span><text:span text:style-name="T1019"><text:line-break/></text:span><text:span text:style-name="T1020"><text:s text:c="8"/></text:span><text:span text:style-name="T1021">System</text:span><text:span text:style-name="T1022">.</text:span><text:span text:style-name="T1023">out</text:span><text:span text:style-name="T1024">.</text:span><text:span text:style-name="T1025">println</text:span><text:span text:style-name="T1026">(</text:span><text:span text:style-name="T1027">"Сумма чисел в массиве равна "<text:s/></text:span><text:span text:style-name="T1028">+ totalSum);</text:span><text:span text:style-name="T1029"><text:line-break/></text:span><text:span text:style-name="T1030"><text:line-break/></text:span><text:span text:style-name="T1031"><text:line-break/></text:span><text:span text:style-name="T1032"><text:s text:c="8"/></text:span><text:span text:style-name="T1033">System</text:span><text:span text:style-name="T1034">.</text:span><text:span text:style-name="T1035">out</text:span><text:span text:style-name="T1036">.</text:span><text:span text:style-name="T1037">println</text:span><text:span text:style-name="T1038">(</text:span><text:span text:style-name="T1039">"2) Second task: "</text:span><text:span text:style-name="T1040">);</text:span><text:span text:style-name="T1041"><text:line-break/></text:span><text:span text:style-name="T1042"><text:line-break/></text:span><text:span text:style-name="T1043"><text:s text:c="8"/></text:span><text:span text:style-name="T1044">int</text:span><text:span text:style-name="T1045">[][] matrix = {</text:span><text:span text:style-name="T1046"><text:line-break/></text:span><text:span text:style-name="T1047"><text:s text:c="16"/>{</text:span><text:span text:style-name="T1048">1</text:span><text:span text:style-name="T1049">,<text:s/></text:span><text:span text:style-name="T1050">2</text:span><text:span text:style-name="T1051">,<text:s/></text:span><text:span text:style-name="T1052">3</text:span><text:span text:style-name="T1053">,<text:s/></text:span><text:span text:style-name="T1054">9</text:span><text:span text:style-name="T1055">9</text:span><text:span text:style-name="T1056">,<text:s/></text:span><text:span text:style-name="T1057">500</text:span><text:span text:style-name="T1058">, -</text:span><text:span text:style-name="T1059">3</text:span><text:span text:style-name="T1060">},</text:span><text:span text:style-name="T1061"><text:line-break/></text:span><text:span text:style-name="T1062"><text:s text:c="16"/>{</text:span><text:span text:style-name="T1063">4</text:span><text:span text:style-name="T1064">,<text:s/></text:span><text:span text:style-name="T1065">5</text:span><text:span text:style-name="T1066">,<text:s/></text:span><text:span text:style-name="T1067">6</text:span><text:span text:style-name="T1068">,<text:s/></text:span><text:span text:style-name="T1069">18</text:span><text:span text:style-name="T1070">,<text:s/></text:span><text:span text:style-name="T1071">44</text:span><text:span text:style-name="T1072">,<text:s/></text:span><text:span text:style-name="T1073">192</text:span><text:span text:style-name="T1074">},</text:span><text:span text:style-name="T1075"><text:line-break/></text:span><text:span text:style-name="T1076"><text:s text:c="16"/>{</text:span><text:span text:style-name="T1077">7</text:span><text:span text:style-name="T1078">,<text:s/></text:span><text:span text:style-name="T1079">8</text:span><text:span text:style-name="T1080">,<text:s/></text:span><text:span text:style-name="T1081">9</text:span><text:span text:style-name="T1082">,<text:s/></text:span><text:span text:style-name="T1083">10000</text:span><text:span text:style-name="T1084">,<text:s/></text:span><text:span text:style-name="T1085">32</text:span><text:span text:style-name="T1086">,<text:s/></text:span><text:span text:style-name="T1087">8</text:span><text:span text:style-name="T1088">},</text:span><text:span text:style-name="T1089"><text:line-break/></text:span><text:span text:style-name="T1090"><text:s text:c="16"/>{</text:span><text:span text:style-name="T1091">1</text:span><text:span text:style-name="T1092">,<text:s/></text:span><text:span text:style-name="T1093">2</text:span><text:span text:style-name="T1094">,<text:s/></text:span><text:span text:style-name="T1095">3</text:span><text:span text:style-name="T1096">,<text:s/></text:span><text:span text:style-name="T1097">88</text:span><text:span text:style-name="T1098">,<text:s/></text:span><text:span text:style-name="T1099">56</text:span><text:span text:style-name="T1100">,<text:s/></text:span><text:span text:style-name="T1101">31</text:span><text:span text:style-name="T1102">},</text:span><text:span text:style-name="T1103"><text:line-break/></text:span><text:span text:style-name="T1104"><text:s text:c="16"/>{</text:span><text:span text:style-name="T1105">4</text:span><text:span text:style-name="T1106">,<text:s/></text:span><text:span text:style-name="T1107">5</text:span><text:span text:style-name="T1108">,<text:s/></text:span><text:span text:style-name="T1109">6</text:span><text:span text:style-name="T1110">,<text:s/></text:span><text:span text:style-name="T1111">444</text:span><text:span text:style-name="T1112">,<text:s/></text:span><text:span text:style-name="T1113">404</text:span><text:span text:style-name="T1114">,<text:s/></text:span><text:span text:style-name="T1115">403</text:span><text:span text:style-name="T1116">},</text:span><text:span text:style-name="T1117"><text:line-break/></text:span><text:span text:style-name="T1118"><text:s text:c="16"/>{</text:span><text:span text:style-name="T1119">7</text:span><text:span text:style-name="T1120">,<text:s/></text:span><text:span text:style-name="T1121">8</text:span><text:span text:style-name="T1122">,<text:s/></text:span><text:span text:style-name="T1123">9</text:span><text:span text:style-name="T1124">,<text:s/></text:span><text:span text:style-name="T1125">228</text:span><text:span text:style-name="T1126">,<text:s/></text:span><text:span text:style-name="T1127">322</text:span><text:span text:style-name="T1128">,<text:s/></text:span><text:span text:style-name="T1129">911</text:span><text:span text:style-name="T1130">},</text:span><text:span text:style-name="T1131"><text:line-break/></text:span><text:span text:style-name="T1132"><text:s text:c="8"/>};</text:span><text:span text:style-name="T1133"><text:line-break/></text:span><text:span text:style-name="T1134"><text:line-break/></text:span><text:span text:style-name="T1135"><text:s text:c="8"/></text:span><text:span text:style-name="T1136">int<text:s/></text:span><text:span text:style-name="T1137">maxElement =<text:s/></text:span><text:span text:style-name="T1138">Integer</text:span><text:span text:style-name="T1139">.</text:span><text:span text:style-name="T1140">MIN_VALUE</text:span><text:span text:style-name="T1141">;</text:span><text:span text:style-name="T1142"><text:line-break/></text:span><text:span text:style-name="T1143"><text:s text:c="8"/></text:span><text:span text:style-name="T1144">MaxElementFinder</text:span><text:span text:style-name="T1145">[] maxFinder</text:span><text:span text:style-name="T1146">s =<text:s/></text:span><text:span text:style-name="T1147">new<text:s/></text:span><text:span text:style-name="T1148">MaxElementFinder</text:span><text:span text:style-name="T1149">[matrix.</text:span><text:span text:style-name="T1150">length</text:span><text:span text:style-name="T1151">];</text:span><text:span text:style-name="T1152"><text:line-break/></text:span><text:span text:style-name="T1153"><text:s text:c="8"/></text:span><text:span text:style-name="T1154">Thread</text:span><text:span text:style-name="T1155">[] threads =<text:s/></text:span><text:span text:style-name="T1156">new<text:s/></text:span><text:span text:style-name="T1157">Thread</text:span><text:span text:style-name="T1158">[matrix.</text:span><text:span text:style-name="T1159">length</text:span><text:span text:style-name="T1160">];</text:span><text:span text:style-name="T1161"><text:line-break/></text:span><text:span text:style-name="T1162"><text:line-break/></text:span><text:span text:style-name="T1163"><text:s text:c="8"/></text:span><text:span text:style-name="T1164">for<text:s/></text:span><text:span text:style-name="T1165">(</text:span><text:span text:style-name="T1166">int<text:s/></text:span><text:span text:style-name="T1167">i =<text:s/></text:span><text:span text:style-name="T1168">0</text:span><text:span text:style-name="T1169">; i&lt;matrix.</text:span><text:span text:style-name="T1170">length</text:span><text:span text:style-name="T1171">; i++){</text:span><text:span text:style-name="T1172"><text:line-break/></text:span><text:span text:style-name="T1173"><text:s text:c="12"/>maxFinders[i] =<text:s/></text:span><text:span text:style-name="T1174">new<text:s/></text:span><text:span text:style-name="T1175">MaxElementFinder</text:span><text:span text:style-name="T1176">(matrix[i]);</text:span><text:span text:style-name="T1177"><text:line-break/></text:span><text:span text:style-name="T1178"><text:s text:c="12"/>threads[i] =<text:s/></text:span><text:span text:style-name="T1179">new<text:s/></text:span><text:span text:style-name="T1180">Thread</text:span><text:span text:style-name="T1181">(maxFinders[i]);</text:span><text:span text:style-name="T1182"><text:line-break/></text:span><text:span text:style-name="T1183"><text:s text:c="12"/>threads[i].</text:span><text:span text:style-name="T1184">start</text:span><text:span text:style-name="T1185">();</text:span><text:span text:style-name="T1186"><text:line-break/></text:span><text:span text:style-name="T1187"><text:s text:c="8"/>}</text:span><text:span text:style-name="T1188"><text:line-break/></text:span><text:span text:style-name="T1189"><text:s text:c="8"/></text:span><text:span text:style-name="T1190">for<text:s/></text:span><text:span text:style-name="T1191">(</text:span><text:span text:style-name="T1192">int<text:s/></text:span><text:span text:style-name="T1193">i =<text:s/></text:span><text:span text:style-name="T1194">0</text:span><text:span text:style-name="T1195">; i&lt;matrix.</text:span><text:span text:style-name="T1196">length</text:span><text:span text:style-name="T1197">; i++){</text:span><text:span text:style-name="T1198"><text:line-break/></text:span><text:span text:style-name="T1199"><text:s text:c="12"/></text:span><text:span text:style-name="T1200">try<text:s/></text:span><text:span text:style-name="T1201">{</text:span><text:span text:style-name="T1202"><text:line-break/></text:span><text:span text:style-name="T1203"><text:s text:c="16"/>threads[i].</text:span><text:span text:style-name="T1204">join</text:span><text:span text:style-name="T1205">();</text:span><text:span text:style-name="T1206"><text:line-break/></text:span><text:span text:style-name="T1207"><text:s text:c="16"/></text:span><text:span text:style-name="T1208">int<text:s/></text:span><text:span text:style-name="T1209">result = maxFinders[i].</text:span><text:span text:style-name="T1210">getMaxElement</text:span><text:span text:style-name="T1211">();</text:span><text:span text:style-name="T1212"><text:line-break/></text:span><text:span text:style-name="T1213"><text:s text:c="16"/></text:span><text:span text:style-name="T1214">if<text:s/></text:span><text:span text:style-name="T1215">(result &gt; maxElement) {</text:span><text:span text:style-name="T1216"><text:line-break/></text:span><text:span text:style-name="T1217"><text:s text:c="20"/>maxElement = result;</text:span><text:span text:style-name="T1218"><text:line-break/></text:span><text:span text:style-name="T1219"><text:s text:c="16"/>}</text:span><text:span text:style-name="T1220"><text:line-break/></text:span><text:span text:style-name="T1221"><text:s text:c="12"/>}<text:s/></text:span><text:span text:style-name="T1222">catch<text:s/></text:span><text:span text:style-name="T1223">(</text:span><text:span text:style-name="T1224">InterruptedException<text:s/></text:span><text:span text:style-name="T1225">e</text:span><text:span text:style-name="T1226">){</text:span><text:span text:style-name="T1227"><text:line-break/></text:span><text:span text:style-name="T1228"><text:s text:c="16"/></text:span><text:span text:style-name="T1229">e</text:span><text:span text:style-name="T1230">.</text:span><text:span text:style-name="T1231">printStackTrace</text:span><text:span text:style-name="T1232">();</text:span><text:span text:style-name="T1233"><text:line-break/></text:span><text:span text:style-name="T1234"><text:s text:c="12"/>}</text:span><text:span text:style-name="T1235"><text:line-break/></text:span><text:span text:style-name="T1236"><text:s text:c="8"/>}</text:span><text:span text:style-name="T1237"><text:line-break/></text:span><text:span text:style-name="T1238"><text:s text:c="8"/></text:span><text:span text:style-name="T1239">System</text:span><text:span text:style-name="T1240">.</text:span><text:span text:style-name="T1241">out</text:span><text:span text:style-name="T1242">.</text:span><text:span text:style-name="T1243">println</text:span><text:span text:style-name="T1244">(</text:span><text:span text:style-name="T1245">"Самый большой элемент в "<text:s/></text:span><text:span text:style-name="T1246">+<text:s/></text:span><text:span text:style-name="T1247">Arrays</text:span><text:span text:style-name="T1248">.</text:span><text:span text:style-name="T1249">deepToString</text:span><text:span text:style-name="T1250">(matrix) +<text:s/></text:span><text:span text:style-name="T1251">" эт</text:span><text:span text:style-name="T1252">о "<text:s/></text:span><text:span text:style-name="T1253">+ maxElement);</text:span><text:span text:style-name="T1254"><text:line-break/></text:span><text:span text:style-name="T1255"><text:line-break/></text:span><text:span text:style-name="T1256"><text:s text:c="8"/></text:span><text:span text:style-name="T1257">System</text:span><text:span text:style-name="T1258">.</text:span><text:span text:style-name="T1259">out</text:span><text:span text:style-name="T1260">.</text:span><text:span text:style-name="T1261">println</text:span><text:span text:style-name="T1262">(</text:span><text:span text:style-name="T1263">"3) Third task: "</text:span><text:span text:style-name="T1264">);</text:span><text:span text:style-name="T1265"><text:line-break/></text:span><text:span text:style-name="T1266"><text:s text:c="8"/></text:span><text:span text:style-name="T1267">WarehouseTransfer</text:span><text:span text:style-name="T1268">.</text:span><text:span text:style-name="T1269">main</text:span><text:span text:style-name="T1270">(</text:span><text:span text:style-name="T1271">new<text:s/></text:span><text:span text:style-name="T1272">String</text:span><text:span text:style-name="T1273">[]{</text:span><text:span text:style-name="T1274">" "</text:span><text:span text:style-name="T1275">});</text:span><text:span text:style-name="T1276"><text:line-break/></text:span><text:span text:style-name="T1277"><text:line-break/></text:span><text:span text:style-name="T1278"><text:s text:c="4"/>}</text:span><text:span text:style-name="T1279"><text:line-break/></text:span><text:span text:style-name="T1280"><text:line-break/></text:span><text:span text:style-name="T1281">}</text:span><text:span text:style-name="T1282"><text:line-break/></text:span></text:p>
      <text:p text:style-name="P1283"><text:s/></text:p>
      <text:p text:style-name="P1284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>Вывод результата в консоль:</text:p>
      <text:p text:style-name="P1298"/>
      <text:p text:style-name="Standard"><text:span text:style-name="T1299">1)<text:s/></text:span><text:span text:style-name="T1300">First</text:span><text:span text:style-name="T1301"><text:s/></text:span><text:span text:style-name="T1302">task</text:span><text:span text:style-name="T1303">:</text:span></text:p>
      <text:p text:style-name="P1304">6 из [6, 7, 8, 9, 10]</text:p>
      <text:p text:style-name="P1305">1 из [1, 2, 3, 4, 5]</text:p>
      <text:p text:style-name="P1306">13 из [6, 7, 8, 9,<text:s/>10]</text:p>
      <text:p text:style-name="P1307">3 из [1, 2, 3, 4, 5]</text:p>
      <text:p text:style-name="P1308">21 из [6, 7, 8, 9, 10]</text:p>
      <text:p text:style-name="P1309">6 из [1, 2, 3, 4, 5]</text:p>
      <text:p text:style-name="P1310">30 из [6, 7, 8, 9, 10]</text:p>
      <text:p text:style-name="P1311">10 из [1, 2, 3, 4, 5]</text:p>
      <text:p text:style-name="P1312">40 из [6, 7, 8, 9, 10]</text:p>
      <text:p text:style-name="P1313">15 из [1, 2, 3, 4, 5]</text:p>
      <text:p text:style-name="P1314">Сумма чисел в массиве равна 55</text:p>
      <text:p text:style-name="Standard"><text:span text:style-name="T1315">2)<text:s/></text:span><text:span text:style-name="T1316">Second</text:span><text:span text:style-name="T1317"><text:s/></text:span><text:span text:style-name="T1318">task</text:span><text:span text:style-name="T1319">:</text:span></text:p>
      <text:p text:style-name="P1320">500 наибольшее в [1, 2, 3, 99, 500, -3]</text:p>
      <text:p text:style-name="P1321">192 наибольшее в [4, 5, 6, 18, 44, 192]</text:p>
      <text:p text:style-name="P1322">10000 наибольшее в [7, 8, 9, 10000, 32, 8]</text:p>
      <text:p text:style-name="P1323">88 наибольшее в [1, 2, 3, 88, 56, 31]</text:p>
      <text:p text:style-name="P1324">444 наибольшее в [4, 5, 6, 444, 404, 403]</text:p>
      <text:p text:style-name="P1325">911 наибольшее в [7, 8, 9, 228, 322, 911]</text:p>
      <text:p text:style-name="P1326">Самый большой элемент в [[1, 2, 3, 99, 500, -3], [4, 5, 6, 18, 44, 192], [7, 8, 9, 10000, 32, 8], [1, 2, 3, 88, 56, 31], [4, 5, 6, 444, 404, 403], [7, 8, 9, 228, 322, 911]] это 10000</text:p>
      <text:p text:style-name="Standard"><text:span text:style-name="T1327">3)<text:s/></text:span><text:span text:style-name="T1328">Third</text:span><text:span text:style-name="T1329"><text:s/></text:span><text:span text:style-name="T1330">task</text:span><text:span text:style-name="T1331">:</text:span></text:p>
      <text:p text:style-name="Standard"><text:span text:style-name="T1332">Грузчик<text:s/></text:span><text:span text:style-name="T1333">Thread</text:span><text:span text:style-name="T1334">-8 поднял 26 кг товара, всего 26</text:span></text:p>
      <text:p text:style-name="Standard"><text:span text:style-name="T1335">Грузчик<text:s/></text:span><text:span text:style-name="T1336">Thread</text:span><text:span text:style-name="T1337">-8 поднял 12 кг товара, всего 38</text:span></text:p>
      <text:p text:style-name="Standard"><text:span text:style-name="T1338">Грузчик<text:s/></text:span><text:span text:style-name="T1339">Thread</text:span><text:span text:style-name="T1340">-8 поднял</text:span><text:span text:style-name="T1341"><text:s/>3 кг товара, всего 41</text:span></text:p>
      <text:p text:style-name="Standard"><text:span text:style-name="T1342">Грузчик<text:s/></text:span><text:span text:style-name="T1343">Thread</text:span><text:span text:style-name="T1344">-8 поднял 16 кг товара, всего 57</text:span></text:p>
      <text:p text:style-name="Standard"><text:span text:style-name="T1345">Грузчик<text:s/></text:span><text:span text:style-name="T1346">Thread</text:span><text:span text:style-name="T1347">-8 поднял 28 кг товара, всего 85</text:span></text:p>
      <text:p text:style-name="Standard"><text:span text:style-name="T1348">Грузчик<text:s/></text:span><text:span text:style-name="T1349">Thread</text:span><text:span text:style-name="T1350">-8 поднял 19 кг товара, всего 104</text:span></text:p>
      <text:p text:style-name="Standard"><text:span text:style-name="T1351">Грузчик<text:s/></text:span><text:span text:style-name="T1352">Thread</text:span><text:span text:style-name="T1353">-8 поднял 6 кг товара, всего 110</text:span></text:p>
      <text:p text:style-name="Standard"><text:span text:style-name="T1354">Грузчик<text:s/></text:span><text:span text:style-name="T1355">Thread</text:span><text:span text:style-name="T1356">-8 поднял 1 кг товара, всего 1</text:span><text:span text:style-name="T1357">11</text:span></text:p>
      <text:p text:style-name="Standard"><text:span text:style-name="T1358">Грузчик<text:s/></text:span><text:span text:style-name="T1359">Thread</text:span><text:span text:style-name="T1360">-8 поднял 25 кг товара, всего 136</text:span></text:p>
      <text:p text:style-name="Standard"><text:span text:style-name="T1361">Грузчик<text:s/></text:span><text:span text:style-name="T1362">Thread</text:span><text:span text:style-name="T1363">-9 поднял 6 кг товара, всего 6</text:span></text:p>
      <text:p text:style-name="Standard"><text:span text:style-name="T1364">Грузчик<text:s/></text:span><text:span text:style-name="T1365">Thread</text:span><text:span text:style-name="T1366">-9 поднял 23 кг товара, всего 29</text:span></text:p>
      <text:p text:style-name="Standard"><text:span text:style-name="T1367">Грузчик<text:s/></text:span><text:span text:style-name="T1368">Thread</text:span><text:span text:style-name="T1369">-9 поднял 15 кг товара, всего 44</text:span></text:p>
      <text:p text:style-name="Standard"><text:span text:style-name="T1370">Грузчик<text:s/></text:span><text:span text:style-name="T1371">Thread</text:span><text:span text:style-name="T1372">-9 поднял 11 кг товара, всего 55</text:span></text:p>
      <text:p text:style-name="Standard"><text:span text:style-name="T1373">Грузчик<text:s/></text:span><text:span text:style-name="T1374">Thread</text:span><text:span text:style-name="T1375">-9 поднял 4 кг товара, всего 59</text:span></text:p>
      <text:p text:style-name="Standard"><text:span text:style-name="T1376">Грузчик<text:s/></text:span><text:span text:style-name="T1377">Thread</text:span><text:span text:style-name="T1378">-9 поднял 17 кг товара, всего 76</text:span></text:p>
      <text:p text:style-name="Standard"><text:span text:style-name="T1379">Грузчик<text:s/></text:span><text:span text:style-name="T1380">Thread</text:span><text:span text:style-name="T1381">-9 поднял 3 кг товара, всего 79</text:span></text:p>
      <text:p text:style-name="Standard"><text:span text:style-name="T1382">Грузчик<text:s/></text:span><text:span text:style-name="T1383">Thread</text:span><text:span text:style-name="T1384">-9 поднял 22 кг товара, всего 101</text:span></text:p>
      <text:p text:style-name="Standard"><text:span text:style-name="T1385">Грузчик<text:s/></text:span><text:span text:style-name="T1386">Thread</text:span><text:span text:style-name="T1387">-9 поднял 25 кг товара, всего 126</text:span></text:p>
      <text:p text:style-name="Standard"><text:span text:style-name="T1388">Грузчик<text:s/></text:span><text:span text:style-name="T1389">Thread</text:span><text:span text:style-name="T1390">-9 поднял 3 кг<text:s/></text:span><text:span text:style-name="T1391">товара, всего 129</text:span></text:p>
      <text:p text:style-name="Standard"><text:span text:style-name="T1392">Грузчик<text:s/></text:span><text:span text:style-name="T1393">Thread</text:span><text:span text:style-name="T1394">-9 поднял 20 кг товара, всего 149</text:span></text:p>
      <text:p text:style-name="Standard"><text:span text:style-name="T1395">Грузчик<text:s/></text:span><text:span text:style-name="T1396">Thread</text:span><text:span text:style-name="T1397">-10 поднял 24 кг товара, всего 24</text:span></text:p>
      <text:p text:style-name="Standard"><text:span text:style-name="T1398">Грузчик<text:s/></text:span><text:span text:style-name="T1399">Thread</text:span><text:span text:style-name="T1400">-10 поднял 22 кг товара, всего 46</text:span></text:p>
      <text:p text:style-name="Standard"><text:span text:style-name="T1401">Грузчик<text:s/></text:span><text:span text:style-name="T1402">Thread</text:span><text:span text:style-name="T1403">-10 поднял 3 кг товара, всего 49</text:span></text:p>
      <text:p text:style-name="Standard"><text:span text:style-name="T1404">Грузчик<text:s/></text:span><text:span text:style-name="T1405">Thread</text:span><text:span text:style-name="T1406">-10 поднял 13 кг товара,<text:s/></text:span><text:span text:style-name="T1407">всего 62</text:span></text:p>
      <text:p text:style-name="Standard"><text:span text:style-name="T1408">Грузчик<text:s/></text:span><text:span text:style-name="T1409">Thread</text:span><text:span text:style-name="T1410">-10 поднял 10 кг товара, всего 72</text:span></text:p>
      <text:p text:style-name="Standard"><text:span text:style-name="T1411">Грузчик<text:s/></text:span><text:span text:style-name="T1412">Thread</text:span><text:span text:style-name="T1413">-10 поднял 17 кг товара, всего 89</text:span></text:p>
      <text:p text:style-name="Standard"><text:span text:style-name="T1414">Грузчик<text:s/></text:span><text:span text:style-name="T1415">Thread</text:span><text:span text:style-name="T1416">-10 поднял 27 кг товара, всего 116</text:span></text:p>
      <text:p text:style-name="Standard"><text:span text:style-name="T1417">Грузчик<text:s/></text:span><text:span text:style-name="T1418">Thread</text:span><text:span text:style-name="T1419">-10 поднял 1 кг товара, всего 117</text:span></text:p>
      <text:p text:style-name="Standard"><text:span text:style-name="T1420">Грузчик<text:s/></text:span><text:span text:style-name="T1421">Thread</text:span><text:span text:style-name="T1422">-10 поднял 8 кг товара, всего 125</text:span></text:p>
      <text:p text:style-name="Standard"><text:span text:style-name="T1423">Грузчи</text:span><text:span text:style-name="T1424">к<text:s/></text:span><text:span text:style-name="T1425">Thread</text:span><text:span text:style-name="T1426">-10 поднял 4 кг товара, всего 129</text:span></text:p>
      <text:p text:style-name="Standard"><text:span text:style-name="T1427">Грузчик<text:s/></text:span><text:span text:style-name="T1428">Thread</text:span><text:span text:style-name="T1429">-10 поднял 17 кг товара, всего 146</text:span></text:p>
      <text:p text:style-name="P1430">Все грузчики доставили товары на другой склад</text:p>
      <text:p text:style-name="Standard"><text:span text:style-name="T1431">Грузчик<text:s/></text:span><text:span text:style-name="T1432">Thread</text:span><text:span text:style-name="T1433">-8 разгружает товары на другом складе</text:span></text:p>
      <text:p text:style-name="Standard"><text:span text:style-name="T1434">Грузчик<text:s/></text:span><text:span text:style-name="T1435">Thread</text:span><text:span text:style-name="T1436">-9 разгружает товары на другом складе</text:span></text:p>
      <text:p text:style-name="Standard"><text:span text:style-name="T1437">Грузчик<text:s/></text:span><text:span text:style-name="T1438">Thread</text:span><text:span text:style-name="T1439">-</text:span><text:span text:style-name="T1440">10 разгружает товары на другом складе</text:span></text:p>
      <text:p text:style-name="P1441">Все грузчики завершили работу</text:p>
      <text:p text:style-name="P1442"/>
      <text:p text:style-name="Standard"><text:span text:style-name="T1443">Process</text:span><text:span text:style-name="T1444"><text:s/></text:span><text:span text:style-name="T1445">finished</text:span><text:span text:style-name="T1446"><text:s/></text:span><text:span text:style-name="T1447">with</text:span><text:span text:style-name="T1448"><text:s/></text:span><text:span text:style-name="T1449">exit</text:span><text:span text:style-name="T1450"><text:s/></text:span><text:span text:style-name="T1451">code</text:span><text:span text:style-name="T1452"><text:s/>0</text:span></text:p>
      <text:p text:style-name="P1453"/>
      <text:p text:style-name="P1454"/>
      <text:p text:style-name="P1455"/>
      <text:p text:style-name="P1456">Вывод:</text:p>
      <text:p text:style-name="Standard"><text:span text:style-name="T1457">Проделав данную работу я познакомился с реализацией многопоточности в языке программирования<text:s/></text:span><text:span text:style-name="T1458">Java</text:span></text:p>
      <text:p text:style-name="P1459"/>
      <text:p text:style-name="P1460"/>
      <text:p text:style-name="Standard"><text:span text:style-name="T1461">Ссылка на репозиторий:<text:s/></text:span><text:span text:style-name="T1462">https://github.com/Sypoo1/mtuci-java-labs/tree/main/seventhLa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ustam Shamsutdinov</dc:creator>
    <meta:creation-date>2023-12-12T04:04:00Z</meta:creation-date>
    <dc:date>2023-12-28T11:54:00Z</dc:date>
    <meta:template xlink:href="Normal" xlink:type="simple"/>
    <meta:editing-cycles>3</meta:editing-cycles>
    <meta:editing-duration>PT360S</meta:editing-duration>
    <meta:document-statistic meta:page-count="1" meta:paragraph-count="21" meta:word-count="1570" meta:character-count="10503" meta:row-count="74" meta:non-whitespace-character-count="8954"/>
  </office:meta>
</office:document-meta>
</file>